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毎年">
            <text:p>毎年</text:p>
          </table:table-cell>
          <table:table-cell office:value-type="string" office:value="まいねん">
            <text:p>まいねん</text:p>
          </table:table-cell>
          <table:table-cell office:value-type="string" office:value="every year (formal)">
            <text:p>every year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毎年給料が上がる。">
            <text:p>毎年給料が上がる。</text:p>
          </table:table-cell>
          <table:table-cell office:value-type="string" office:value="まいねん きゅうりょう が あがる。">
            <text:p>まいねん きゅうりょう が あがる。</text:p>
          </table:table-cell>
          <table:table-cell office:value-type="string" office:value="My salary goes up every year.">
            <text:p>My salary goes up every year.</text:p>
          </table:table-cell>
          <table:table-cell office:value-type="string" office:value="野菜の値段が毎年上がっています。">
            <text:p>野菜の値段が毎年上がっています。</text:p>
          </table:table-cell>
          <table:table-cell office:value-type="string" office:value="やさい の ねだん が まいねん あがって います。">
            <text:p>やさい の ねだん が まいねん あがって います。</text:p>
          </table:table-cell>
          <table:table-cell office:value-type="string" office:value="The prices of vegetables go up every year.">
            <text:p>The prices of vegetables go up every yea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毎週">
            <text:p>毎週</text:p>
          </table:table-cell>
          <table:table-cell office:value-type="string" office:value="まいしゅう">
            <text:p>まいしゅう</text:p>
          </table:table-cell>
          <table:table-cell office:value-type="string" office:value="every week">
            <text:p>every wee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週母に電話をします。">
            <text:p>私は毎週母に電話をします。</text:p>
          </table:table-cell>
          <table:table-cell office:value-type="string" office:value="わたし は まいしゅう はは に でんわ を します。">
            <text:p>わたし は まいしゅう はは に でんわ を します。</text:p>
          </table:table-cell>
          <table:table-cell office:value-type="string" office:value="I call my mother every week.">
            <text:p>I call my mother every week.</text:p>
          </table:table-cell>
          <table:table-cell office:value-type="string" office:value="この週刊誌を毎週買っているの。">
            <text:p>この週刊誌を毎週買っているの。</text:p>
          </table:table-cell>
          <table:table-cell office:value-type="string" office:value="この しゅうかん し を まいしゅう かって いる の。">
            <text:p>この しゅうかん し を まいしゅう かって いる の。</text:p>
          </table:table-cell>
          <table:table-cell office:value-type="string" office:value="I buy this weekly magazine every week.">
            <text:p>I buy this weekly magazine every week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何度">
            <text:p>何度</text:p>
          </table:table-cell>
          <table:table-cell office:value-type="string" office:value="なんど">
            <text:p>なんど</text:p>
          </table:table-cell>
          <table:table-cell office:value-type="string" office:value="how many times, how many degrees">
            <text:p>how many times, how many degrees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あの店には何度も行きました。">
            <text:p>あの店には何度も行きました。</text:p>
          </table:table-cell>
          <table:table-cell office:value-type="string" office:value="あの みせ に は なんど も いきました。">
            <text:p>あの みせ に は なんど も いきました。</text:p>
          </table:table-cell>
          <table:table-cell office:value-type="string" office:value="I've been to that shop many times.">
            <text:p>I've been to that shop many times.</text:p>
          </table:table-cell>
          <table:table-cell office:value-type="string" office:value="子どもの時、母と一緒に何度かディズニーランドに行きました。">
            <text:p>子どもの時、母と一緒に何度かディズニーランドに行きました。</text:p>
          </table:table-cell>
          <table:table-cell office:value-type="string" office:value="こども の とき、はは と いっしょ に なんど か ディズニーランド に いきました。">
            <text:p>こども の とき、はは と いっしょ に なんど か ディズニーランド に いきました。</text:p>
          </table:table-cell>
          <table:table-cell office:value-type="string" office:value="When I was a child, I went to Disney Land several times with my mother.">
            <text:p>When I was a child, I went to Disney Land several times with my mothe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なかなか">
            <text:p>なかなか</text:p>
          </table:table-cell>
          <table:table-cell office:value-type="string" office:value="なかなか">
            <text:p>なかなか</text:p>
          </table:table-cell>
          <table:table-cell office:value-type="string" office:value="not easily, not readily (in a negative sentence)">
            <text:p>not easily, not readily (in a negative sentence)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荷物がなかなか届きません。">
            <text:p>荷物がなかなか届きません。</text:p>
          </table:table-cell>
          <table:table-cell office:value-type="string" office:value="にもつ が なかなか とどきません。">
            <text:p>にもつ が なかなか とどきません。</text:p>
          </table:table-cell>
          <table:table-cell office:value-type="string" office:value="The parcel still hasn't arrived.">
            <text:p>The parcel still hasn't arrived.</text:p>
          </table:table-cell>
          <table:table-cell office:value-type="string" office:value="バスがなかなか来ません。">
            <text:p>バスがなかなか来ません。</text:p>
          </table:table-cell>
          <table:table-cell office:value-type="string" office:value="バス が なかなか きません。">
            <text:p>バス が なかなか きません。</text:p>
          </table:table-cell>
          <table:table-cell office:value-type="string" office:value="The bus is taking forever.">
            <text:p>The bus is taking foreve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さっき">
            <text:p>さっき</text:p>
          </table:table-cell>
          <table:table-cell office:value-type="string" office:value="さっき">
            <text:p>さっき</text:p>
          </table:table-cell>
          <table:table-cell office:value-type="string" office:value="earlier, only a moment ago">
            <text:p>earlier, only a moment ago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さっきの話を続けましょう。">
            <text:p>さっきの話を続けましょう。</text:p>
          </table:table-cell>
          <table:table-cell office:value-type="string" office:value="さっき の はなし を つづけましょう。">
            <text:p>さっき の はなし を つづけましょう。</text:p>
          </table:table-cell>
          <table:table-cell office:value-type="string" office:value="Let's continue the conversation we had earlier.">
            <text:p>Let's continue the conversation we had earlier.</text:p>
          </table:table-cell>
          <table:table-cell office:value-type="string" office:value="さっき郵便が届きました。">
            <text:p>さっき郵便が届きました。</text:p>
          </table:table-cell>
          <table:table-cell office:value-type="string" office:value="さっき ゆうびん が とどきました。">
            <text:p>さっき ゆうびん が とどきました。</text:p>
          </table:table-cell>
          <table:table-cell office:value-type="string" office:value="The mail has just arrived.">
            <text:p>The mail has just arrive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久しぶり">
            <text:p>久しぶり</text:p>
          </table:table-cell>
          <table:table-cell office:value-type="string" office:value="ひさしぶり">
            <text:p>ひさしぶり</text:p>
          </table:table-cell>
          <table:table-cell office:value-type="string" office:value="after a long time">
            <text:p>after a long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日、久しぶりに友達に会います。">
            <text:p>明日、久しぶりに友達に会います。</text:p>
          </table:table-cell>
          <table:table-cell office:value-type="string" office:value="あした、ひさしぶり に ともだち に あいます。">
            <text:p>あした、ひさしぶり に ともだち に あいます。</text:p>
          </table:table-cell>
          <table:table-cell office:value-type="string" office:value="Tomorrow I'm meeting a friend I haven't seen for a long time.">
            <text:p>Tomorrow I'm meeting a friend I haven't seen for a long time.</text:p>
          </table:table-cell>
          <table:table-cell office:value-type="string" office:value="彼に会ったのは久しぶりです。">
            <text:p>彼に会ったのは久しぶりです。</text:p>
          </table:table-cell>
          <table:table-cell office:value-type="string" office:value="かれ に あった の は ひさしぶり です。">
            <text:p>かれ に あった の は ひさしぶり です。</text:p>
          </table:table-cell>
          <table:table-cell office:value-type="string" office:value="It's been a while since I've seen him.">
            <text:p>It's been a while since I've seen him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便利">
            <text:p>便利</text:p>
          </table:table-cell>
          <table:table-cell office:value-type="string" office:value="べんり">
            <text:p>べんり</text:p>
          </table:table-cell>
          <table:table-cell office:value-type="string" office:value="convenience">
            <text:p>convenienc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インターネットはとても便利です。">
            <text:p>インターネットはとても便利です。</text:p>
          </table:table-cell>
          <table:table-cell office:value-type="string" office:value="インターネット は とても べんり です。">
            <text:p>インターネット は とても べんり です。</text:p>
          </table:table-cell>
          <table:table-cell office:value-type="string" office:value="The Internet is very convenient.">
            <text:p>The Internet is very convenient.</text:p>
          </table:table-cell>
          <table:table-cell office:value-type="string" office:value="自転車は便利な乗り物です。">
            <text:p>自転車は便利な乗り物です。</text:p>
          </table:table-cell>
          <table:table-cell office:value-type="string" office:value="じてんしゃ は べんりな のりもの です。">
            <text:p>じてんしゃ は べんりな のりもの です。</text:p>
          </table:table-cell>
          <table:table-cell office:value-type="string" office:value="Bicycles are a convenient form of transport.">
            <text:p>Bicycles are a convenient form of transport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迷惑">
            <text:p>迷惑</text:p>
          </table:table-cell>
          <table:table-cell office:value-type="string" office:value="めいわく">
            <text:p>めいわく</text:p>
          </table:table-cell>
          <table:table-cell office:value-type="string" office:value="trouble, annoyance">
            <text:p>trouble, annoyan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人に迷惑をかけてはいけません。">
            <text:p>人に迷惑をかけてはいけません。</text:p>
          </table:table-cell>
          <table:table-cell office:value-type="string" office:value="ひと に めいわく を かけて は いけません。">
            <text:p>ひと に めいわく を かけて は いけません。</text:p>
          </table:table-cell>
          <table:table-cell office:value-type="string" office:value="You shouldn't cause trouble for other people.">
            <text:p>You shouldn't cause trouble for other people.</text:p>
          </table:table-cell>
          <table:table-cell office:value-type="string" office:value="夜中に電話したら迷惑ですよ。">
            <text:p>夜中に電話したら迷惑ですよ。</text:p>
          </table:table-cell>
          <table:table-cell office:value-type="string" office:value="よなか に でんわ したら めいわく です よ。">
            <text:p>よなか に でんわ したら めいわく です よ。</text:p>
          </table:table-cell>
          <table:table-cell office:value-type="string" office:value="It's annoying if you call at midnight.">
            <text:p>It's annoying if you call at midnight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そんなに">
            <text:p>そんなに</text:p>
          </table:table-cell>
          <table:table-cell office:value-type="string" office:value="そんなに">
            <text:p>そんなに</text:p>
          </table:table-cell>
          <table:table-cell office:value-type="string" office:value="so much">
            <text:p>so muc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一度にそんなにたくさんはできない。">
            <text:p>一度にそんなにたくさんはできない。</text:p>
          </table:table-cell>
          <table:table-cell office:value-type="string" office:value="いちど に そんな に たくさん は できない。">
            <text:p>いちど に そんな に たくさん は できない。</text:p>
          </table:table-cell>
          <table:table-cell office:value-type="string" office:value="You can't do so much at one time.">
            <text:p>You can't do so much at one time.</text:p>
          </table:table-cell>
          <table:table-cell office:value-type="string" office:value="あのスーツはそんなに高くない。">
            <text:p>あのスーツはそんなに高くない。</text:p>
          </table:table-cell>
          <table:table-cell office:value-type="string" office:value="あの スーツ は そんな に たかくない。">
            <text:p>あの スーツ は そんな に たかくない。</text:p>
          </table:table-cell>
          <table:table-cell office:value-type="string" office:value="The suit is not that pricey.">
            <text:p>The suit is not that price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びっくりする">
            <text:p>びっくりする</text:p>
          </table:table-cell>
          <table:table-cell office:value-type="string" office:value="びっくりする">
            <text:p>びっくりする</text:p>
          </table:table-cell>
          <table:table-cell office:value-type="string" office:value="be surprised, be startled (casual)">
            <text:p>be surprised, be startled (casual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大きな音にびっくりしました。">
            <text:p>大きな音にびっくりしました。</text:p>
          </table:table-cell>
          <table:table-cell office:value-type="string" office:value="おおきな おと に びっくり しました。">
            <text:p>おおきな おと に びっくり しました。</text:p>
          </table:table-cell>
          <table:table-cell office:value-type="string" office:value="I was startled by a sudden noise.">
            <text:p>I was startled by a sudden noise.</text:p>
          </table:table-cell>
          <table:table-cell office:value-type="string" office:value="急に名前を呼ばれてびっくりしました。">
            <text:p>急に名前を呼ばれてびっくりしました。</text:p>
          </table:table-cell>
          <table:table-cell office:value-type="string" office:value="きゅう に なまえ を よばれて びっくり しました。">
            <text:p>きゅう に なまえ を よばれて びっくり しました。</text:p>
          </table:table-cell>
          <table:table-cell office:value-type="string" office:value="I was surprised when my name was suddenly called.">
            <text:p>I was surprised when my name was suddenly calle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足りる">
            <text:p>足りる</text:p>
          </table:table-cell>
          <table:table-cell office:value-type="string" office:value="たりる">
            <text:p>たりる</text:p>
          </table:table-cell>
          <table:table-cell office:value-type="string" office:value="suffice, be enough">
            <text:p>suffice, be enoug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金が足りなくて買えなかった。">
            <text:p>お金が足りなくて買えなかった。</text:p>
          </table:table-cell>
          <table:table-cell office:value-type="string" office:value="おかね が たりなくて かえなかった。">
            <text:p>おかね が たりなくて かえなかった。</text:p>
          </table:table-cell>
          <table:table-cell office:value-type="string" office:value="I couldn't buy it because I didn't have enough money.">
            <text:p>I couldn't buy it because I didn't have enough money.</text:p>
          </table:table-cell>
          <table:table-cell office:value-type="string" office:value="千円で足りました。">
            <text:p>千円で足りました。</text:p>
          </table:table-cell>
          <table:table-cell office:value-type="string" office:value="せん えん で たりました。">
            <text:p>せん えん で たりました。</text:p>
          </table:table-cell>
          <table:table-cell office:value-type="string" office:value="One thousand yen was enough.">
            <text:p>One thousand yen was enough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疲れる">
            <text:p>疲れる</text:p>
          </table:table-cell>
          <table:table-cell office:value-type="string" office:value="つかれる">
            <text:p>つかれる</text:p>
          </table:table-cell>
          <table:table-cell office:value-type="string" office:value="get tired, become fatigued">
            <text:p>get tired, become fatigu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疲れました。">
            <text:p>今日は疲れました。</text:p>
          </table:table-cell>
          <table:table-cell office:value-type="string" office:value="きょう は つかれました。">
            <text:p>きょう は つかれました。</text:p>
          </table:table-cell>
          <table:table-cell office:value-type="string" office:value="I've been tired today.">
            <text:p>I've been tired today.</text:p>
          </table:table-cell>
          <table:table-cell office:value-type="string" office:value="少し疲れました。">
            <text:p>少し疲れました。</text:p>
          </table:table-cell>
          <table:table-cell office:value-type="string" office:value="すこし つかれました。">
            <text:p>すこし つかれました。</text:p>
          </table:table-cell>
          <table:table-cell office:value-type="string" office:value="I've been a little tired.">
            <text:p>I've been a little tire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ひどい">
            <text:p>ひどい</text:p>
          </table:table-cell>
          <table:table-cell office:value-type="string" office:value="ひどい">
            <text:p>ひどい</text:p>
          </table:table-cell>
          <table:table-cell office:value-type="string" office:value="cruel, awful">
            <text:p>cruel, aw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妹とひどい喧嘩をした。">
            <text:p>妹とひどい喧嘩をした。</text:p>
          </table:table-cell>
          <table:table-cell office:value-type="string" office:value="いもうと と ひどい けんか を した。">
            <text:p>いもうと と ひどい けんか を した。</text:p>
          </table:table-cell>
          <table:table-cell office:value-type="string" office:value="I had an awful fight with my little sister.">
            <text:p>I had an awful fight with my little sister.</text:p>
          </table:table-cell>
          <table:table-cell office:value-type="string" office:value="今日はひどい雨になりましたね。">
            <text:p>今日はひどい雨になりましたね。</text:p>
          </table:table-cell>
          <table:table-cell office:value-type="string" office:value="きょう は ひどい あめ に なりました ね。">
            <text:p>きょう は ひどい あめ に なりました ね。</text:p>
          </table:table-cell>
          <table:table-cell office:value-type="string" office:value="We ended up having a terrible downpour today.">
            <text:p>We ended up having a terrible downpour toda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全然">
            <text:p>全然</text:p>
          </table:table-cell>
          <table:table-cell office:value-type="string" office:value="ぜんぜん">
            <text:p>ぜんぜん</text:p>
          </table:table-cell>
          <table:table-cell office:value-type="string" office:value="(not ) at all">
            <text:p>(not ) at all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の本は全然面白くなかった。">
            <text:p>この本は全然面白くなかった。</text:p>
          </table:table-cell>
          <table:table-cell office:value-type="string" office:value="この ほん は ぜんぜん おもしろくなかった。">
            <text:p>この ほん は ぜんぜん おもしろくなかった。</text:p>
          </table:table-cell>
          <table:table-cell office:value-type="string" office:value="This book wasn't interesting at all.">
            <text:p>This book wasn't interesting at all.</text:p>
          </table:table-cell>
          <table:table-cell office:value-type="string" office:value="今月はお金が全然足りません。">
            <text:p>今月はお金が全然足りません。</text:p>
          </table:table-cell>
          <table:table-cell office:value-type="string" office:value="こんげつ は おかね が ぜんぜん たりません。">
            <text:p>こんげつ は おかね が ぜんぜん たりません。</text:p>
          </table:table-cell>
          <table:table-cell office:value-type="string" office:value="This month I don't have enough money at all.">
            <text:p>This month I don't have enough money at all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猫">
            <text:p>猫</text:p>
          </table:table-cell>
          <table:table-cell office:value-type="string" office:value="ねこ">
            <text:p>ねこ</text:p>
          </table:table-cell>
          <table:table-cell office:value-type="string" office:value="cat">
            <text:p>c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猫が大好きです。">
            <text:p>私は猫が大好きです。</text:p>
          </table:table-cell>
          <table:table-cell office:value-type="string" office:value="わたし は ねこ が だいすき です。">
            <text:p>わたし は ねこ が だいすき です。</text:p>
          </table:table-cell>
          <table:table-cell office:value-type="string" office:value="I love cats.">
            <text:p>I love cats.</text:p>
          </table:table-cell>
          <table:table-cell office:value-type="string" office:value="庭に白い猫がいます。">
            <text:p>庭に白い猫がいます。</text:p>
          </table:table-cell>
          <table:table-cell office:value-type="string" office:value="にわ に しろい ねこ が います。">
            <text:p>にわ に しろい ねこ が います。</text:p>
          </table:table-cell>
          <table:table-cell office:value-type="string" office:value="There's a white cat in the garden.">
            <text:p>There's a white cat in the garden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デパート">
            <text:p>デパート</text:p>
          </table:table-cell>
          <table:table-cell office:value-type="string" office:value="デパート">
            <text:p>デパート</text:p>
          </table:table-cell>
          <table:table-cell office:value-type="string" office:value="department store (loan word)">
            <text:p>department store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デパートで靴を買った。">
            <text:p>私はデパートで靴を買った。</text:p>
          </table:table-cell>
          <table:table-cell office:value-type="string" office:value="わたし は デパート で くつ を かった。">
            <text:p>わたし は デパート で くつ を かった。</text:p>
          </table:table-cell>
          <table:table-cell office:value-type="string" office:value="I bought a pair of shoes at the department store.">
            <text:p>I bought a pair of shoes at the department store.</text:p>
          </table:table-cell>
          <table:table-cell office:value-type="string" office:value="私たちは、子供を連れてデパートに行った。">
            <text:p>私たちは、子供を連れてデパートに行った。</text:p>
          </table:table-cell>
          <table:table-cell office:value-type="string" office:value="わたし たち は こども を つれて デパート に いった。">
            <text:p>わたし たち は こども を つれて デパート に いった。</text:p>
          </table:table-cell>
          <table:table-cell office:value-type="string" office:value="I took my kids along to a department store.">
            <text:p>I took my kids along to a department stor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トイレ">
            <text:p>トイレ</text:p>
          </table:table-cell>
          <table:table-cell office:value-type="string" office:value="トイレ">
            <text:p>トイレ</text:p>
          </table:table-cell>
          <table:table-cell office:value-type="string" office:value="rest room, lavatory (loan word)">
            <text:p>rest room, lavatory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トイレを掃除しましたか。">
            <text:p>トイレを掃除しましたか。</text:p>
          </table:table-cell>
          <table:table-cell office:value-type="string" office:value="トイレ を そうじ しました か。">
            <text:p>トイレ を そうじ しました か。</text:p>
          </table:table-cell>
          <table:table-cell office:value-type="string" office:value="Did you clean the toilet?">
            <text:p>Did you clean the toilet?</text:p>
          </table:table-cell>
          <table:table-cell office:value-type="string" office:value="すみません、トイレはどこですか。">
            <text:p>すみません、トイレはどこですか。</text:p>
          </table:table-cell>
          <table:table-cell office:value-type="string" office:value="すみません、トイレ は どこ です か。">
            <text:p>すみません、トイレ は どこ です か。</text:p>
          </table:table-cell>
          <table:table-cell office:value-type="string" office:value="Excuse me, where is the washroom?">
            <text:p>Excuse me, where is the washroom?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地下鉄">
            <text:p>地下鉄</text:p>
          </table:table-cell>
          <table:table-cell office:value-type="string" office:value="ちかてつ">
            <text:p>ちかてつ</text:p>
          </table:table-cell>
          <table:table-cell office:value-type="string" office:value="subway">
            <text:p>subw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地下鉄で通勤しています。">
            <text:p>私は地下鉄で通勤しています。</text:p>
          </table:table-cell>
          <table:table-cell office:value-type="string" office:value="わたし は ちかてつ で つうきん して います。">
            <text:p>わたし は ちかてつ で つうきん して います。</text:p>
          </table:table-cell>
          <table:table-cell office:value-type="string" office:value="I commute to work by subway.">
            <text:p>I commute to work by subway.</text:p>
          </table:table-cell>
          <table:table-cell office:value-type="string" office:value="次の駅で地下鉄に乗り換えます。">
            <text:p>次の駅で地下鉄に乗り換えます。</text:p>
          </table:table-cell>
          <table:table-cell office:value-type="string" office:value="つぎ の えき で ちかてつ に のりかえます。">
            <text:p>つぎ の えき で ちかてつ に のりかえます。</text:p>
          </table:table-cell>
          <table:table-cell office:value-type="string" office:value="I'm transfering to the subway at the next station.">
            <text:p>I'm transfering to the subway at the next station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駐車場">
            <text:p>駐車場</text:p>
          </table:table-cell>
          <table:table-cell office:value-type="string" office:value="ちゅうしゃじょう">
            <text:p>ちゅうしゃじょう</text:p>
          </table:table-cell>
          <table:table-cell office:value-type="string" office:value="parking area, parking lot">
            <text:p>parking area, parking lo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車は駐車場に止めてください。">
            <text:p>車は駐車場に止めてください。</text:p>
          </table:table-cell>
          <table:table-cell office:value-type="string" office:value="くるま は ちゅうしゃじょう に とめて ください。">
            <text:p>くるま は ちゅうしゃじょう に とめて ください。</text:p>
          </table:table-cell>
          <table:table-cell office:value-type="string" office:value="Please park your car in the parking lot.">
            <text:p>Please park your car in the parking lot.</text:p>
          </table:table-cell>
          <table:table-cell office:value-type="string" office:value="この駐車場は1時間400円です。">
            <text:p>この駐車場は1時間400円です。</text:p>
          </table:table-cell>
          <table:table-cell office:value-type="string" office:value="この ちゅうしゃじょう は 1 じかん 400 えん です。">
            <text:p>この ちゅうしゃじょう は 1 じかん 400 えん です。</text:p>
          </table:table-cell>
          <table:table-cell office:value-type="string" office:value="This parking lot costs 400 yen per hour.">
            <text:p>This parking lot costs 400 yen per hou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ぶつかる">
            <text:p>ぶつかる</text:p>
          </table:table-cell>
          <table:table-cell office:value-type="string" office:value="ぶつかる">
            <text:p>ぶつかる</text:p>
          </table:table-cell>
          <table:table-cell office:value-type="string" office:value="hit, bump into">
            <text:p>hit, bump in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車が電柱にぶつかった。">
            <text:p>車が電柱にぶつかった。</text:p>
          </table:table-cell>
          <table:table-cell office:value-type="string" office:value="くるま が でんちゅう に ぶつかった。">
            <text:p>くるま が でんちゅう に ぶつかった。</text:p>
          </table:table-cell>
          <table:table-cell office:value-type="string" office:value="The car crashed into the telephone pole.">
            <text:p>The car crashed into the telephone pole.</text:p>
          </table:table-cell>
          <table:table-cell office:value-type="string" office:value="スマホを見ていたら人にぶつかった。">
            <text:p>スマホを見ていたら人にぶつかった。</text:p>
          </table:table-cell>
          <table:table-cell office:value-type="string" office:value="スマホ を みて いたら ひと に ぶつかった。">
            <text:p>スマホ を みて いたら ひと に ぶつかった。</text:p>
          </table:table-cell>
          <table:table-cell office:value-type="string" office:value="When I was on my smart phone, I bumped into someone.">
            <text:p>When I was on my smart phone, I bumped into someon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運賃">
            <text:p>運賃</text:p>
          </table:table-cell>
          <table:table-cell office:value-type="string" office:value="うんちん">
            <text:p>うんちん</text:p>
          </table:table-cell>
          <table:table-cell office:value-type="string" office:value="(passenger) fare">
            <text:p>(passenger) fa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鉄道の運賃が値上げされたね。">
            <text:p>鉄道の運賃が値上げされたね。</text:p>
          </table:table-cell>
          <table:table-cell office:value-type="string" office:value="てつどう の うんちん が ねあげ された ね。">
            <text:p>てつどう の うんちん が ねあげ された ね。</text:p>
          </table:table-cell>
          <table:table-cell office:value-type="string" office:value="Train fares have gone up.">
            <text:p>Train fares have gone up.</text:p>
          </table:table-cell>
          <table:table-cell office:value-type="string" office:value="運賃は降りる時に払ってください。">
            <text:p>運賃は降りる時に払ってください。</text:p>
          </table:table-cell>
          <table:table-cell office:value-type="string" office:value="うんちん は おりる とき に はらって ください。">
            <text:p>うんちん は おりる とき に はらって ください。</text:p>
          </table:table-cell>
          <table:table-cell office:value-type="string" office:value="Please pay the fare when you get off.">
            <text:p>Please pay the fare when you get off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通学">
            <text:p>通学</text:p>
          </table:table-cell>
          <table:table-cell office:value-type="string" office:value="つうがく">
            <text:p>つうがく</text:p>
          </table:table-cell>
          <table:table-cell office:value-type="string" office:value="commuting to school">
            <text:p>commuting to school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毎朝、通学に1時間かかる。">
            <text:p>毎朝、通学に1時間かかる。</text:p>
          </table:table-cell>
          <table:table-cell office:value-type="string" office:value="まいあさ、つうがく に 1 じかん かかる。">
            <text:p>まいあさ、つうがく に 1 じかん かかる。</text:p>
          </table:table-cell>
          <table:table-cell office:value-type="string" office:value="It takes me an hour to commute to school every morning.">
            <text:p>It takes me an hour to commute to school every morning.</text:p>
          </table:table-cell>
          <table:table-cell office:value-type="string" office:value="私は電車で通学しています。">
            <text:p>私は電車で通学しています。</text:p>
          </table:table-cell>
          <table:table-cell office:value-type="string" office:value="わたし は でんしゃ で つうがく して います。">
            <text:p>わたし は でんしゃ で つうがく して います。</text:p>
          </table:table-cell>
          <table:table-cell office:value-type="string" office:value="I go to school by train.">
            <text:p>I go to school by train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見送る">
            <text:p>見送る</text:p>
          </table:table-cell>
          <table:table-cell office:value-type="string" office:value="みおくる">
            <text:p>みおくる</text:p>
          </table:table-cell>
          <table:table-cell office:value-type="string" office:value="see (someone) off">
            <text:p>see (someone) of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が外国に行くのを見送りました。">
            <text:p>彼が外国に行くのを見送りました。</text:p>
          </table:table-cell>
          <table:table-cell office:value-type="string" office:value="かれ が がいこく に いく の を みおくりました。">
            <text:p>かれ が がいこく に いく の を みおくりました。</text:p>
          </table:table-cell>
          <table:table-cell office:value-type="string" office:value="I saw him off on his trip overseas.">
            <text:p>I saw him off on his trip overseas.</text:p>
          </table:table-cell>
          <table:table-cell office:value-type="string" office:value="私たちはみんなで彼を見送りました。">
            <text:p>私たちはみんなで彼を見送りました。</text:p>
          </table:table-cell>
          <table:table-cell office:value-type="string" office:value="わたし たち は みんな で かれ を みおくりました。">
            <text:p>わたし たち は みんな で かれ を みおくりました。</text:p>
          </table:table-cell>
          <table:table-cell office:value-type="string" office:value="We all saw him off.">
            <text:p>We all saw him off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泣く">
            <text:p>泣く</text:p>
          </table:table-cell>
          <table:table-cell office:value-type="string" office:value="なく">
            <text:p>なく</text:p>
          </table:table-cell>
          <table:table-cell office:value-type="string" office:value="cry, weep">
            <text:p>cry, wee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妹はすぐに泣く。">
            <text:p>妹はすぐに泣く。</text:p>
          </table:table-cell>
          <table:table-cell office:value-type="string" office:value="いもうと は すぐ に なく。">
            <text:p>いもうと は すぐ に なく。</text:p>
          </table:table-cell>
          <table:table-cell office:value-type="string" office:value="My little sister cries easily.">
            <text:p>My little sister cries easily.</text:p>
          </table:table-cell>
          <table:table-cell office:value-type="string" office:value="どうして泣いているの。">
            <text:p>どうして泣いているの。</text:p>
          </table:table-cell>
          <table:table-cell office:value-type="string" office:value="どうして ないて いる の。">
            <text:p>どうして ないて いる の。</text:p>
          </table:table-cell>
          <table:table-cell office:value-type="string" office:value="How come you are crying?">
            <text:p>How come you are crying?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レストラン">
            <text:p>レストラン</text:p>
          </table:table-cell>
          <table:table-cell office:value-type="string" office:value="レストラン">
            <text:p>レストラン</text:p>
          </table:table-cell>
          <table:table-cell office:value-type="string" office:value="restaurant">
            <text:p>restaura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レストランでインド料理を食べました。">
            <text:p>レストランでインド料理を食べました。</text:p>
          </table:table-cell>
          <table:table-cell office:value-type="string" office:value="レストラン で インド りょうり を たべました。">
            <text:p>レストラン で インド りょうり を たべました。</text:p>
          </table:table-cell>
          <table:table-cell office:value-type="string" office:value="I ate Indian food at the restaurant.">
            <text:p>I ate Indian food at the restaurant.</text:p>
          </table:table-cell>
          <table:table-cell office:value-type="string" office:value="レストランを予約しました。">
            <text:p>レストランを予約しました。</text:p>
          </table:table-cell>
          <table:table-cell office:value-type="string" office:value="レストラン を よやく しました。">
            <text:p>レストラン を よやく しました。</text:p>
          </table:table-cell>
          <table:table-cell office:value-type="string" office:value="I made a reservation at the restaurant.">
            <text:p>I made a reservation at the restaurant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メモ">
            <text:p>メモ</text:p>
          </table:table-cell>
          <table:table-cell office:value-type="string" office:value="メモ">
            <text:p>メモ</text:p>
          </table:table-cell>
          <table:table-cell office:value-type="string" office:value="memo, note">
            <text:p>memo, no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メモを取ってください。">
            <text:p>メモを取ってください。</text:p>
          </table:table-cell>
          <table:table-cell office:value-type="string" office:value="メモ を とって ください。">
            <text:p>メモ を とって ください。</text:p>
          </table:table-cell>
          <table:table-cell office:value-type="string" office:value="Please take notes.">
            <text:p>Please take notes.</text:p>
          </table:table-cell>
          <table:table-cell office:value-type="string" office:value="用件をメモしておきました。">
            <text:p>用件をメモしておきました。</text:p>
          </table:table-cell>
          <table:table-cell office:value-type="string" office:value="ようけん を メモ して おきました。">
            <text:p>ようけん を メモ して おきました。</text:p>
          </table:table-cell>
          <table:table-cell office:value-type="string" office:value="I made a note of the matter.">
            <text:p>I made a note of the matte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予約">
            <text:p>予約</text:p>
          </table:table-cell>
          <table:table-cell office:value-type="string" office:value="よやく">
            <text:p>よやく</text:p>
          </table:table-cell>
          <table:table-cell office:value-type="string" office:value="reservation, appointment">
            <text:p>reservation, appoint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レストランを予約しました。">
            <text:p>レストランを予約しました。</text:p>
          </table:table-cell>
          <table:table-cell office:value-type="string" office:value="レストラン を よやく しました。">
            <text:p>レストラン を よやく しました。</text:p>
          </table:table-cell>
          <table:table-cell office:value-type="string" office:value="I made a reservation at the restaurant.">
            <text:p>I made a reservation at the restaurant.</text:p>
          </table:table-cell>
          <table:table-cell office:value-type="string" office:value="予約は要りません。">
            <text:p>予約は要りません。</text:p>
          </table:table-cell>
          <table:table-cell office:value-type="string" office:value="よやく は いりません。">
            <text:p>よやく は いりません。</text:p>
          </table:table-cell>
          <table:table-cell office:value-type="string" office:value="Reservations are not required.">
            <text:p>Reservations are not require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番号">
            <text:p>番号</text:p>
          </table:table-cell>
          <table:table-cell office:value-type="string" office:value="ばんごう">
            <text:p>ばんごう</text:p>
          </table:table-cell>
          <table:table-cell office:value-type="string" office:value="assigned number">
            <text:p>assigned numb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番号に電話してください。">
            <text:p>この番号に電話してください。</text:p>
          </table:table-cell>
          <table:table-cell office:value-type="string" office:value="この ばんごう に でんわ して ください。">
            <text:p>この ばんごう に でんわ して ください。</text:p>
          </table:table-cell>
          <table:table-cell office:value-type="string" office:value="Please call this number.">
            <text:p>Please call this number.</text:p>
          </table:table-cell>
          <table:table-cell office:value-type="string" office:value="電話番号を間違えました。">
            <text:p>電話番号を間違えました。</text:p>
          </table:table-cell>
          <table:table-cell office:value-type="string" office:value="でんわ ばんごう を まちがえました。">
            <text:p>でんわ ばんごう を まちがえました。</text:p>
          </table:table-cell>
          <table:table-cell office:value-type="string" office:value="I called the wrong number.">
            <text:p>I called the wrong numbe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注文">
            <text:p>注文</text:p>
          </table:table-cell>
          <table:table-cell office:value-type="string" office:value="ちゅうもん">
            <text:p>ちゅうもん</text:p>
          </table:table-cell>
          <table:table-cell office:value-type="string" office:value="order">
            <text:p>order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レストランでピザを注文しました。">
            <text:p>レストランでピザを注文しました。</text:p>
          </table:table-cell>
          <table:table-cell office:value-type="string" office:value="レストラン で ピザ を ちゅうもん しました。">
            <text:p>レストラン で ピザ を ちゅうもん しました。</text:p>
          </table:table-cell>
          <table:table-cell office:value-type="string" office:value="I ordered pizza at the restaurant.">
            <text:p>I ordered pizza at the restaurant.</text:p>
          </table:table-cell>
          <table:table-cell office:value-type="string" office:value="カタログを見て注文したんだ。">
            <text:p>カタログを見て注文したんだ。</text:p>
          </table:table-cell>
          <table:table-cell office:value-type="string" office:value="カタログ を みて ちゅうもん した ん だ。">
            <text:p>カタログ を みて ちゅうもん した ん だ。</text:p>
          </table:table-cell>
          <table:table-cell office:value-type="string" office:value="I looked at the catalog and placed an order.">
            <text:p>I looked at the catalog and placed an orde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パン">
            <text:p>パン</text:p>
          </table:table-cell>
          <table:table-cell office:value-type="string" office:value="パン">
            <text:p>パン</text:p>
          </table:table-cell>
          <table:table-cell office:value-type="string" office:value="bread">
            <text:p>bre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朝ご飯にはいつもパンを食べる。">
            <text:p>朝ご飯にはいつもパンを食べる。</text:p>
          </table:table-cell>
          <table:table-cell office:value-type="string" office:value="あさ ごはん に は いつも パン を たべる。">
            <text:p>あさ ごはん に は いつも パン を たべる。</text:p>
          </table:table-cell>
          <table:table-cell office:value-type="string" office:value="I always eat bread for breakfast.">
            <text:p>I always eat bread for breakfast.</text:p>
          </table:table-cell>
          <table:table-cell office:value-type="string" office:value="私はパンよりご飯が好きだ。">
            <text:p>私はパンよりご飯が好きだ。</text:p>
          </table:table-cell>
          <table:table-cell office:value-type="string" office:value="わたし は パン より ごはん が すき だ。">
            <text:p>わたし は パン より ごはん が すき だ。</text:p>
          </table:table-cell>
          <table:table-cell office:value-type="string" office:value="I prefer rice to bread.">
            <text:p>I prefer rice to brea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ワイン">
            <text:p>ワイン</text:p>
          </table:table-cell>
          <table:table-cell office:value-type="string" office:value="ワイン">
            <text:p>ワイン</text:p>
          </table:table-cell>
          <table:table-cell office:value-type="string" office:value="wine">
            <text:p>w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ワインを少し飲みました。">
            <text:p>ワインを少し飲みました。</text:p>
          </table:table-cell>
          <table:table-cell office:value-type="string" office:value="ワイン を すこし のみました。">
            <text:p>ワイン を すこし のみました。</text:p>
          </table:table-cell>
          <table:table-cell office:value-type="string" office:value="I drank a little wine.">
            <text:p>I drank a little wine.</text:p>
          </table:table-cell>
          <table:table-cell office:value-type="string" office:value="私はワインが好きです。">
            <text:p>私はワインが好きです。</text:p>
          </table:table-cell>
          <table:table-cell office:value-type="string" office:value="わたし は ワイン が すき です。">
            <text:p>わたし は ワイン が すき です。</text:p>
          </table:table-cell>
          <table:table-cell office:value-type="string" office:value="I like wine.">
            <text:p>I like win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材料">
            <text:p>材料</text:p>
          </table:table-cell>
          <table:table-cell office:value-type="string" office:value="ざいりょう">
            <text:p>ざいりょう</text:p>
          </table:table-cell>
          <table:table-cell office:value-type="string" office:value="material, ingredient">
            <text:p>material, ingredi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サラダの材料をそろえました。">
            <text:p>サラダの材料をそろえました。</text:p>
          </table:table-cell>
          <table:table-cell office:value-type="string" office:value="サラダ の ざいりょう を そろえました。">
            <text:p>サラダ の ざいりょう を そろえました。</text:p>
          </table:table-cell>
          <table:table-cell office:value-type="string" office:value="I have all the ingredients for the salad.">
            <text:p>I have all the ingredients for the salad.</text:p>
          </table:table-cell>
          <table:table-cell office:value-type="string" office:value="カレーの材料を買いに行きましょう。">
            <text:p>カレーの材料を買いに行きましょう。</text:p>
          </table:table-cell>
          <table:table-cell office:value-type="string" office:value="カレー の ざいりょう を かいに いきましょう。">
            <text:p>カレー の ざいりょう を かいに いきましょう。</text:p>
          </table:table-cell>
          <table:table-cell office:value-type="string" office:value="Let's go and get ingredients for curry.">
            <text:p>Let's go and get ingredients for curr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豚肉">
            <text:p>豚肉</text:p>
          </table:table-cell>
          <table:table-cell office:value-type="string" office:value="ぶたにく">
            <text:p>ぶたにく</text:p>
          </table:table-cell>
          <table:table-cell office:value-type="string" office:value="pork">
            <text:p>por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豚肉は美味しいです。">
            <text:p>豚肉は美味しいです。</text:p>
          </table:table-cell>
          <table:table-cell office:value-type="string" office:value="ぶたにく は おいしい です。">
            <text:p>ぶたにく は おいしい です。</text:p>
          </table:table-cell>
          <table:table-cell office:value-type="string" office:value="Pork is delicious.">
            <text:p>Pork is delicious.</text:p>
          </table:table-cell>
          <table:table-cell office:value-type="string" office:value="今、豚肉が安くなっていますよ。">
            <text:p>今、豚肉が安くなっていますよ。</text:p>
          </table:table-cell>
          <table:table-cell office:value-type="string" office:value="いま、 ぶたにく が やすく なって います よ。">
            <text:p>いま、 ぶたにく が やすく なって います よ。</text:p>
          </table:table-cell>
          <table:table-cell office:value-type="string" office:value="Now pork has become cheap.">
            <text:p>Now pork has become cheap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焼く">
            <text:p>焼く</text:p>
          </table:table-cell>
          <table:table-cell office:value-type="string" office:value="やく">
            <text:p>やく</text:p>
          </table:table-cell>
          <table:table-cell office:value-type="string" office:value="bake, grill">
            <text:p>bake, gri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、魚を焼いています。">
            <text:p>今、魚を焼いています。</text:p>
          </table:table-cell>
          <table:table-cell office:value-type="string" office:value="いま、さかな を やいて います。">
            <text:p>いま、さかな を やいて います。</text:p>
          </table:table-cell>
          <table:table-cell office:value-type="string" office:value="I'm grilling fish now.">
            <text:p>I'm grilling fish now.</text:p>
          </table:table-cell>
          <table:table-cell office:value-type="string" office:value="晩ご飯に肉を焼きました。">
            <text:p>晩ご飯に肉を焼きました。</text:p>
          </table:table-cell>
          <table:table-cell office:value-type="string" office:value="ばん ごはん に にく を やきました。">
            <text:p>ばん ごはん に にく を やきました。</text:p>
          </table:table-cell>
          <table:table-cell office:value-type="string" office:value="I grilled meat for dinner.">
            <text:p>I grilled meat for dinne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匂い">
            <text:p>匂い</text:p>
          </table:table-cell>
          <table:table-cell office:value-type="string" office:value="におい">
            <text:p>におい</text:p>
          </table:table-cell>
          <table:table-cell office:value-type="string" office:value="(pleasant) smell, odor">
            <text:p>(pleasant) smell, od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いい匂いがする。">
            <text:p>いい匂いがする。</text:p>
          </table:table-cell>
          <table:table-cell office:value-type="string" office:value="いい におい が する。">
            <text:p>いい におい が する。</text:p>
          </table:table-cell>
          <table:table-cell office:value-type="string" office:value="It smells good.">
            <text:p>It smells good.</text:p>
          </table:table-cell>
          <table:table-cell office:value-type="string" office:value="私はバラの匂いが大好きです。">
            <text:p>私はバラの匂いが大好きです。</text:p>
          </table:table-cell>
          <table:table-cell office:value-type="string" office:value="わたし は バラ の におい が だいすき です。">
            <text:p>わたし は バラ の におい が だいすき です。</text:p>
          </table:table-cell>
          <table:table-cell office:value-type="string" office:value="I love the smell of roses.">
            <text:p>I love the smell of rose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付ける">
            <text:p>付ける</text:p>
          </table:table-cell>
          <table:table-cell office:value-type="string" office:value="つける">
            <text:p>つける</text:p>
          </table:table-cell>
          <table:table-cell office:value-type="string" office:value="attach, apply, put">
            <text:p>attach, apply, p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まけを付けました。">
            <text:p>おまけを付けました。</text:p>
          </table:table-cell>
          <table:table-cell office:value-type="string" office:value="おまけ を つけました。">
            <text:p>おまけ を つけました。</text:p>
          </table:table-cell>
          <table:table-cell office:value-type="string" office:value="I put a freebie in there.">
            <text:p>I put a freebie in there.</text:p>
          </table:table-cell>
          <table:table-cell office:value-type="string" office:value="プレゼントにリボンを付けた。">
            <text:p>プレゼントにリボンを付けた。</text:p>
          </table:table-cell>
          <table:table-cell office:value-type="string" office:value="プレゼント に リボン を つけた。">
            <text:p>プレゼント に リボン を つけた。</text:p>
          </table:table-cell>
          <table:table-cell office:value-type="string" office:value="I put a ribbon on the present.">
            <text:p>I put a ribbon on the present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痩せる">
            <text:p>痩せる</text:p>
          </table:table-cell>
          <table:table-cell office:value-type="string" office:value="やせる">
            <text:p>やせる</text:p>
          </table:table-cell>
          <table:table-cell office:value-type="string" office:value="lose weight, become thin">
            <text:p>lose weight, become th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少し痩せました。">
            <text:p>私は少し痩せました。</text:p>
          </table:table-cell>
          <table:table-cell office:value-type="string" office:value="わたし は すこし やせました。">
            <text:p>わたし は すこし やせました。</text:p>
          </table:table-cell>
          <table:table-cell office:value-type="string" office:value="I've lost a little weight.">
            <text:p>I've lost a little weight.</text:p>
          </table:table-cell>
          <table:table-cell office:value-type="string" office:value="お医者さんに痩せるように言われました。">
            <text:p>お医者さんに痩せるように言われました。</text:p>
          </table:table-cell>
          <table:table-cell office:value-type="string" office:value="おいしゃさん に やせる よう に いわれました。">
            <text:p>おいしゃさん に やせる よう に いわれました。</text:p>
          </table:table-cell>
          <table:table-cell office:value-type="string" office:value="I was told by my doctor to lose weight.">
            <text:p>I was told by my doctor to lose weight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届ける">
            <text:p>届ける</text:p>
          </table:table-cell>
          <table:table-cell office:value-type="string" office:value="とどける">
            <text:p>とどける</text:p>
          </table:table-cell>
          <table:table-cell office:value-type="string" office:value="deliver">
            <text:p>deliv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れを彼に届けてください。">
            <text:p>これを彼に届けてください。</text:p>
          </table:table-cell>
          <table:table-cell office:value-type="string" office:value="これ を かれ に とどけて ください。">
            <text:p>これ を かれ に とどけて ください。</text:p>
          </table:table-cell>
          <table:table-cell office:value-type="string" office:value="Please send this to him.">
            <text:p>Please send this to him.</text:p>
          </table:table-cell>
          <table:table-cell office:value-type="string" office:value="この花をお祖母ちゃんに届けてください。">
            <text:p>この花をお祖母ちゃんに届けてください。</text:p>
          </table:table-cell>
          <table:table-cell office:value-type="string" office:value="この はな を おばあちゃん に とどけて ください。">
            <text:p>この はな を おばあちゃん に とどけて ください。</text:p>
          </table:table-cell>
          <table:table-cell office:value-type="string" office:value="Please deliver this flower to my grandmother.">
            <text:p>Please deliver this flower to my grandmothe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間に合う">
            <text:p>間に合う</text:p>
          </table:table-cell>
          <table:table-cell office:value-type="string" office:value="まにあう">
            <text:p>まにあう</text:p>
          </table:table-cell>
          <table:table-cell office:value-type="string" office:value="be in time, suffice">
            <text:p>be in time, suffi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授業に間に合いました。">
            <text:p>授業に間に合いました。</text:p>
          </table:table-cell>
          <table:table-cell office:value-type="string" office:value="じゅぎょう に まにあいました。">
            <text:p>じゅぎょう に まにあいました。</text:p>
          </table:table-cell>
          <table:table-cell office:value-type="string" office:value="I made it in time for class.">
            <text:p>I made it in time for class.</text:p>
          </table:table-cell>
          <table:table-cell office:value-type="string" office:value="駅まで走って電車に間に合いました。">
            <text:p>駅まで走って電車に間に合いました。</text:p>
          </table:table-cell>
          <table:table-cell office:value-type="string" office:value="えき まで はしって でんしゃ に まにあいました。">
            <text:p>えき まで はしって でんしゃ に まにあいました。</text:p>
          </table:table-cell>
          <table:table-cell office:value-type="string" office:value="I ran to the station and made it to the train.">
            <text:p>I ran to the station and made it to the train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向く">
            <text:p>向く</text:p>
          </table:table-cell>
          <table:table-cell office:value-type="string" office:value="むく">
            <text:p>むく</text:p>
          </table:table-cell>
          <table:table-cell office:value-type="string" office:value="turn, face">
            <text:p>turn, fa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っちを向いてください。">
            <text:p>こっちを向いてください。</text:p>
          </table:table-cell>
          <table:table-cell office:value-type="string" office:value="こっち を むいて ください。">
            <text:p>こっち を むいて ください。</text:p>
          </table:table-cell>
          <table:table-cell office:value-type="string" office:value="Please turn this way.">
            <text:p>Please turn this way.</text:p>
          </table:table-cell>
          <table:table-cell office:value-type="string" office:value="後ろを向いて。">
            <text:p>後ろを向いて。</text:p>
          </table:table-cell>
          <table:table-cell office:value-type="string" office:value="うしろ を むいて。">
            <text:p>うしろ を むいて。</text:p>
          </table:table-cell>
          <table:table-cell office:value-type="string" office:value="Turn around.">
            <text:p>Turn aroun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強さ">
            <text:p>強さ</text:p>
          </table:table-cell>
          <table:table-cell office:value-type="string" office:value="つよさ">
            <text:p>つよさ</text:p>
          </table:table-cell>
          <table:table-cell office:value-type="string" office:value="strength">
            <text:p>streng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風の強さに驚きました。">
            <text:p>風の強さに驚きました。</text:p>
          </table:table-cell>
          <table:table-cell office:value-type="string" office:value="かぜ の つよさ に おどろきました。">
            <text:p>かぜ の つよさ に おどろきました。</text:p>
          </table:table-cell>
          <table:table-cell office:value-type="string" office:value="I was surprised at the strength of the wind.">
            <text:p>I was surprised at the strength of the wind.</text:p>
          </table:table-cell>
          <table:table-cell office:value-type="string" office:value="私は女性にも強さが必要だと思います。">
            <text:p>私は女性にも強さが必要だと思います。</text:p>
          </table:table-cell>
          <table:table-cell office:value-type="string" office:value="わたし は じょせい に も つよさ が ひつよう だ と おもいます。">
            <text:p>わたし は じょせい に も つよさ が ひつよう だ と おもいます。</text:p>
          </table:table-cell>
          <table:table-cell office:value-type="string" office:value="I think women need strength, too.">
            <text:p>I think women need strength, too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得意">
            <text:p>得意</text:p>
          </table:table-cell>
          <table:table-cell office:value-type="string" office:value="とくい">
            <text:p>とくい</text:p>
          </table:table-cell>
          <table:table-cell office:value-type="string" office:value="one's specialty, be good at">
            <text:p>one's specialty, be good a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歌が得意です。">
            <text:p>彼は歌が得意です。</text:p>
          </table:table-cell>
          <table:table-cell office:value-type="string" office:value="かれ は うた が とくい です。">
            <text:p>かれ は うた が とくい です。</text:p>
          </table:table-cell>
          <table:table-cell office:value-type="string" office:value="He's good at singing.">
            <text:p>He's good at singing.</text:p>
          </table:table-cell>
          <table:table-cell office:value-type="string" office:value="彼女はギターが得意です。">
            <text:p>彼女はギターが得意です。</text:p>
          </table:table-cell>
          <table:table-cell office:value-type="string" office:value="かのじょ は ギター が とくい です。">
            <text:p>かのじょ は ギター が とくい です。</text:p>
          </table:table-cell>
          <table:table-cell office:value-type="string" office:value="She's good at the guitar.">
            <text:p>She's good at the guita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塗る">
            <text:p>塗る</text:p>
          </table:table-cell>
          <table:table-cell office:value-type="string" office:value="ぬる">
            <text:p>ぬる</text:p>
          </table:table-cell>
          <table:table-cell office:value-type="string" office:value="spread on, paint">
            <text:p>spread on, pain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壁にペンキを塗っています。">
            <text:p>壁にペンキを塗っています。</text:p>
          </table:table-cell>
          <table:table-cell office:value-type="string" office:value="かべ に ペンキ を ぬって います。">
            <text:p>かべ に ペンキ を ぬって います。</text:p>
          </table:table-cell>
          <table:table-cell office:value-type="string" office:value="I'm painting the wall.">
            <text:p>I'm painting the wall.</text:p>
          </table:table-cell>
          <table:table-cell office:value-type="string" office:value="手にハンドクリームを塗りました。">
            <text:p>手にハンドクリームを塗りました。</text:p>
          </table:table-cell>
          <table:table-cell office:value-type="string" office:value="て に ハンド クリーム を ぬりました。">
            <text:p>て に ハンド クリーム を ぬりました。</text:p>
          </table:table-cell>
          <table:table-cell office:value-type="string" office:value="I put hand cream on my hands.">
            <text:p>I put hand cream on my hand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投げる">
            <text:p>投げる</text:p>
          </table:table-cell>
          <table:table-cell office:value-type="string" office:value="なげる">
            <text:p>なげる</text:p>
          </table:table-cell>
          <table:table-cell office:value-type="string" office:value="throw">
            <text:p>thr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ボールをこっちに投げてください。">
            <text:p>ボールをこっちに投げてください。</text:p>
          </table:table-cell>
          <table:table-cell office:value-type="string" office:value="ボール を こっち に なげて ください。">
            <text:p>ボール を こっち に なげて ください。</text:p>
          </table:table-cell>
          <table:table-cell office:value-type="string" office:value="Please throw the ball over here.">
            <text:p>Please throw the ball over here.</text:p>
          </table:table-cell>
          <table:table-cell office:value-type="string" office:value="彼はボールを投げた。">
            <text:p>彼はボールを投げた。</text:p>
          </table:table-cell>
          <table:table-cell office:value-type="string" office:value="かれ は ボール を なげた。">
            <text:p>かれ は ボール を なげた。</text:p>
          </table:table-cell>
          <table:table-cell office:value-type="string" office:value="He threw the ball.">
            <text:p>He threw the ball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習う">
            <text:p>習う</text:p>
          </table:table-cell>
          <table:table-cell office:value-type="string" office:value="ならう">
            <text:p>ならう</text:p>
          </table:table-cell>
          <table:table-cell office:value-type="string" office:value="learn, take lessons">
            <text:p>learn, take lesson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ダンスを習っています。">
            <text:p>私はダンスを習っています。</text:p>
          </table:table-cell>
          <table:table-cell office:value-type="string" office:value="わたし は ダンス を ならって います。">
            <text:p>わたし は ダンス を ならって います。</text:p>
          </table:table-cell>
          <table:table-cell office:value-type="string" office:value="I'm learning how to dance.">
            <text:p>I'm learning how to dance.</text:p>
          </table:table-cell>
          <table:table-cell office:value-type="string" office:value="昔、ピアノを習っていました。">
            <text:p>昔、ピアノを習っていました。</text:p>
          </table:table-cell>
          <table:table-cell office:value-type="string" office:value="むかし 、 ピアノ を ならって いました 。">
            <text:p>むかし 、 ピアノ を ならって いました 。</text:p>
          </table:table-cell>
          <table:table-cell office:value-type="string" office:value="I used to take piano lessons.">
            <text:p>I used to take piano lesson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注目">
            <text:p>注目</text:p>
          </table:table-cell>
          <table:table-cell office:value-type="string" office:value="ちゅうもく">
            <text:p>ちゅうもく</text:p>
          </table:table-cell>
          <table:table-cell office:value-type="string" office:value="attention, notice">
            <text:p>attention, noti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たちはその会社に注目している。">
            <text:p>私たちはその会社に注目している。</text:p>
          </table:table-cell>
          <table:table-cell office:value-type="string" office:value="わたし たち は その かいしゃ に ちゅうもく して いる。">
            <text:p>わたし たち は その かいしゃ に ちゅうもく して いる。</text:p>
          </table:table-cell>
          <table:table-cell office:value-type="string" office:value="We have our eyes on that company.">
            <text:p>We have our eyes on that company.</text:p>
          </table:table-cell>
          <table:table-cell office:value-type="string" office:value="この写真の右側の花に注目してください。">
            <text:p>この写真の右側の花に注目してください。</text:p>
          </table:table-cell>
          <table:table-cell office:value-type="string" office:value="この しゃしん の みぎがわ の はな に ちゅうもく して ください。">
            <text:p>この しゃしん の みぎがわ の はな に ちゅうもく して ください。</text:p>
          </table:table-cell>
          <table:table-cell office:value-type="string" office:value="Please pay attention to the flowers on the right side of this picture.">
            <text:p>Please pay attention to the flowers on the right side of this pictur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未来">
            <text:p>未来</text:p>
          </table:table-cell>
          <table:table-cell office:value-type="string" office:value="みらい">
            <text:p>みらい</text:p>
          </table:table-cell>
          <table:table-cell office:value-type="string" office:value="future">
            <text:p>fu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未来は誰にも分からない。">
            <text:p>未来は誰にも分からない。</text:p>
          </table:table-cell>
          <table:table-cell office:value-type="string" office:value="みらい は だれ に も わからない。">
            <text:p>みらい は だれ に も わからない。</text:p>
          </table:table-cell>
          <table:table-cell office:value-type="string" office:value="No one knows the future.">
            <text:p>No one knows the future.</text:p>
          </table:table-cell>
          <table:table-cell office:value-type="string" office:value="お二人の未来に乾杯しましょう。">
            <text:p>お二人の未来に乾杯しましょう。</text:p>
          </table:table-cell>
          <table:table-cell office:value-type="string" office:value="おふたり の みらい に かんぱい しましょう。">
            <text:p>おふたり の みらい に かんぱい しましょう。</text:p>
          </table:table-cell>
          <table:table-cell office:value-type="string" office:value="Let's drink a toast to the couple's future.">
            <text:p>Let's drink a toast to the couple's futur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箱">
            <text:p>箱</text:p>
          </table:table-cell>
          <table:table-cell office:value-type="string" office:value="はこ">
            <text:p>はこ</text:p>
          </table:table-cell>
          <table:table-cell office:value-type="string" office:value="box, case">
            <text:p>box, ca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箱は重い。">
            <text:p>この箱は重い。</text:p>
          </table:table-cell>
          <table:table-cell office:value-type="string" office:value="この はこ は おもい。">
            <text:p>この はこ は おもい。</text:p>
          </table:table-cell>
          <table:table-cell office:value-type="string" office:value="This box is heavy.">
            <text:p>This box is heavy.</text:p>
          </table:table-cell>
          <table:table-cell office:value-type="string" office:value="棚からその箱を下ろしてください。">
            <text:p>棚からその箱を下ろしてください。</text:p>
          </table:table-cell>
          <table:table-cell office:value-type="string" office:value="たな から その はこ を おろして ください。">
            <text:p>たな から その はこ を おろして ください。</text:p>
          </table:table-cell>
          <table:table-cell office:value-type="string" office:value="Please take the box down from the shelf.">
            <text:p>Please take the box down from the shelf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右手">
            <text:p>右手</text:p>
          </table:table-cell>
          <table:table-cell office:value-type="string" office:value="みぎて">
            <text:p>みぎて</text:p>
          </table:table-cell>
          <table:table-cell office:value-type="string" office:value="right hand, the right hand side">
            <text:p>right hand, the right hand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右手で字を書きます。">
            <text:p>私は右手で字を書きます。</text:p>
          </table:table-cell>
          <table:table-cell office:value-type="string" office:value="わたし は みぎて で じ を かきます。">
            <text:p>わたし は みぎて で じ を かきます。</text:p>
          </table:table-cell>
          <table:table-cell office:value-type="string" office:value="I write right-handed.">
            <text:p>I write right-handed.</text:p>
          </table:table-cell>
          <table:table-cell office:value-type="string" office:value="彼は右手でボールを取りました。">
            <text:p>彼は右手でボールを取りました。</text:p>
          </table:table-cell>
          <table:table-cell office:value-type="string" office:value="かれ は みぎて で ボール を とりました。">
            <text:p>かれ は みぎて で ボール を とりました。</text:p>
          </table:table-cell>
          <table:table-cell office:value-type="string" office:value="He caught the ball with his right hand.">
            <text:p>He caught the ball with his right han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左手">
            <text:p>左手</text:p>
          </table:table-cell>
          <table:table-cell office:value-type="string" office:value="ひだりて">
            <text:p>ひだりて</text:p>
          </table:table-cell>
          <table:table-cell office:value-type="string" office:value="left hand">
            <text:p>left h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左手で字を書く。">
            <text:p>彼女は左手で字を書く。</text:p>
          </table:table-cell>
          <table:table-cell office:value-type="string" office:value="かのじょ は ひだりて で じ を かく。">
            <text:p>かのじょ は ひだりて で じ を かく。</text:p>
          </table:table-cell>
          <table:table-cell office:value-type="string" office:value="She writes left-handed.">
            <text:p>She writes left-handed.</text:p>
          </table:table-cell>
          <table:table-cell office:value-type="string" office:value="私はいつも左手に時計をします。">
            <text:p>私はいつも左手に時計をします。</text:p>
          </table:table-cell>
          <table:table-cell office:value-type="string" office:value="わたし は いつも ひだりて に とけい を します。">
            <text:p>わたし は いつも ひだりて に とけい を します。</text:p>
          </table:table-cell>
          <table:table-cell office:value-type="string" office:value="I always wear a watch on my left hand.">
            <text:p>I always wear a watch on my left han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プール">
            <text:p>プール</text:p>
          </table:table-cell>
          <table:table-cell office:value-type="string" office:value="プール">
            <text:p>プール</text:p>
          </table:table-cell>
          <table:table-cell office:value-type="string" office:value="pool">
            <text:p>p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夏休みにプールに行った。">
            <text:p>私は夏休みにプールに行った。</text:p>
          </table:table-cell>
          <table:table-cell office:value-type="string" office:value="わたし は なつやすみ に プール に いった。">
            <text:p>わたし は なつやすみ に プール に いった。</text:p>
          </table:table-cell>
          <table:table-cell office:value-type="string" office:value="I went to the pool during summer vacation.">
            <text:p>I went to the pool during summer vacation.</text:p>
          </table:table-cell>
          <table:table-cell office:value-type="string" office:value="プールは人でいっぱいです。">
            <text:p>プールは人でいっぱいです。</text:p>
          </table:table-cell>
          <table:table-cell office:value-type="string" office:value="プール は ひと で いっぱい です。">
            <text:p>プール は ひと で いっぱい です。</text:p>
          </table:table-cell>
          <table:table-cell office:value-type="string" office:value="The pool is packed.">
            <text:p>The pool is packe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ピアノ">
            <text:p>ピアノ</text:p>
          </table:table-cell>
          <table:table-cell office:value-type="string" office:value="ピアノ">
            <text:p>ピアノ</text:p>
          </table:table-cell>
          <table:table-cell office:value-type="string" office:value="piano">
            <text:p>pian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昔、ピアノを習っていました。">
            <text:p>昔、ピアノを習っていました。</text:p>
          </table:table-cell>
          <table:table-cell office:value-type="string" office:value="むかし、ピアノ を ならって いました。">
            <text:p>むかし、ピアノ を ならって いました。</text:p>
          </table:table-cell>
          <table:table-cell office:value-type="string" office:value="I used to take piano lessons.">
            <text:p>I used to take piano lessons.</text:p>
          </table:table-cell>
          <table:table-cell office:value-type="string" office:value="このピアノは音があまり良くない。">
            <text:p>このピアノは音があまり良くない。</text:p>
          </table:table-cell>
          <table:table-cell office:value-type="string" office:value="この ピアノ は おと が あまり よく ない。">
            <text:p>この ピアノ は おと が あまり よく ない。</text:p>
          </table:table-cell>
          <table:table-cell office:value-type="string" office:value="That piano's sound isn't very good.">
            <text:p>That piano's sound isn't very goo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光る">
            <text:p>光る</text:p>
          </table:table-cell>
          <table:table-cell office:value-type="string" office:value="ひかる">
            <text:p>ひかる</text:p>
          </table:table-cell>
          <table:table-cell office:value-type="string" office:value="shine, emit light, sparkle">
            <text:p>shine, emit light, sparkl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波がきらきら光っていました。">
            <text:p>波がきらきら光っていました。</text:p>
          </table:table-cell>
          <table:table-cell office:value-type="string" office:value="なみ が きらきら ひかって いました。">
            <text:p>なみ が きらきら ひかって いました。</text:p>
          </table:table-cell>
          <table:table-cell office:value-type="string" office:value="The waves sparkled brilliantly.">
            <text:p>The waves sparkled brilliantly.</text:p>
          </table:table-cell>
          <table:table-cell office:value-type="string" office:value="星がきらきら光っている。">
            <text:p>星がきらきら光っている。</text:p>
          </table:table-cell>
          <table:table-cell office:value-type="string" office:value="ほし が きらきら ひかって いる。">
            <text:p>ほし が きらきら ひかって いる。</text:p>
          </table:table-cell>
          <table:table-cell office:value-type="string" office:value="The stars are shining brightly.">
            <text:p>The stars are shining brightl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踏む">
            <text:p>踏む</text:p>
          </table:table-cell>
          <table:table-cell office:value-type="string" office:value="ふむ">
            <text:p>ふむ</text:p>
          </table:table-cell>
          <table:table-cell office:value-type="string" office:value="step on, tread on">
            <text:p>step on, tread 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運転手がブレーキを踏んだ。">
            <text:p>運転手がブレーキを踏んだ。</text:p>
          </table:table-cell>
          <table:table-cell office:value-type="string" office:value="うんてんしゅ が ブレーキ を ふんだ。">
            <text:p>うんてんしゅ が ブレーキ を ふんだ。</text:p>
          </table:table-cell>
          <table:table-cell office:value-type="string" office:value="The driver stepped on the brake.">
            <text:p>The driver stepped on the brake.</text:p>
          </table:table-cell>
          <table:table-cell office:value-type="string" office:value="花を踏まないでください。">
            <text:p>花を踏まないでください。</text:p>
          </table:table-cell>
          <table:table-cell office:value-type="string" office:value="はな を ふまないで ください。">
            <text:p>はな を ふまないで ください。</text:p>
          </table:table-cell>
          <table:table-cell office:value-type="string" office:value="Don't step on the flowers.">
            <text:p>Don't step on the flower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別々">
            <text:p>別々</text:p>
          </table:table-cell>
          <table:table-cell office:value-type="string" office:value="べつべつ">
            <text:p>べつべつ</text:p>
          </table:table-cell>
          <table:table-cell office:value-type="string" office:value="separately">
            <text:p>separatel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別々に払いましょう。">
            <text:p>別々に払いましょう。</text:p>
          </table:table-cell>
          <table:table-cell office:value-type="string" office:value="べつべつ に はらいましょう。">
            <text:p>べつべつ に はらいましょう。</text:p>
          </table:table-cell>
          <table:table-cell office:value-type="string" office:value="Let's pay separately.">
            <text:p>Let's pay separately.</text:p>
          </table:table-cell>
          <table:table-cell office:value-type="string" office:value="私たち夫婦は別々の部屋で寝ています。">
            <text:p>私たち夫婦は別々の部屋で寝ています。</text:p>
          </table:table-cell>
          <table:table-cell office:value-type="string" office:value="わたし たち ふうふ は べつべつ の へや で ねて います。">
            <text:p>わたし たち ふうふ は べつべつ の へや で ねて います。</text:p>
          </table:table-cell>
          <table:table-cell office:value-type="string" office:value="We, husband and wife, sleep in different rooms.">
            <text:p>We, husband and wife, sleep in different room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ボール">
            <text:p>ボール</text:p>
          </table:table-cell>
          <table:table-cell office:value-type="string" office:value="ボール">
            <text:p>ボール</text:p>
          </table:table-cell>
          <table:table-cell office:value-type="string" office:value="ball">
            <text:p>b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ボールを投げた。">
            <text:p>彼はボールを投げた。</text:p>
          </table:table-cell>
          <table:table-cell office:value-type="string" office:value="かれ は ボール を なげた。">
            <text:p>かれ は ボール を なげた。</text:p>
          </table:table-cell>
          <table:table-cell office:value-type="string" office:value="He threw the ball.">
            <text:p>He threw the ball.</text:p>
          </table:table-cell>
          <table:table-cell office:value-type="string" office:value="ボールが彼の頭に当たった。">
            <text:p>ボールが彼の頭に当たった。</text:p>
          </table:table-cell>
          <table:table-cell office:value-type="string" office:value="ボール が かれ の あたま に あたった。">
            <text:p>ボール が かれ の あたま に あたった。</text:p>
          </table:table-cell>
          <table:table-cell office:value-type="string" office:value="The ball hit him on the head.">
            <text:p>The ball hit him on the hea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握る">
            <text:p>握る</text:p>
          </table:table-cell>
          <table:table-cell office:value-type="string" office:value="にぎる">
            <text:p>にぎる</text:p>
          </table:table-cell>
          <table:table-cell office:value-type="string" office:value="grasp, grip, hold">
            <text:p>grasp, grip, hol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少女は母親の手を握った。">
            <text:p>少女は母親の手を握った。</text:p>
          </table:table-cell>
          <table:table-cell office:value-type="string" office:value="しょうじょ は ははおや の て を にぎった。">
            <text:p>しょうじょ は ははおや の て を にぎった。</text:p>
          </table:table-cell>
          <table:table-cell office:value-type="string" office:value="The girl held her mother's hand.">
            <text:p>The girl held her mother's hand.</text:p>
          </table:table-cell>
          <table:table-cell office:value-type="string" office:value="ずっとペンを握っていたので、手が痛いです。">
            <text:p>ずっとペンを握っていたので、手が痛いです。</text:p>
          </table:table-cell>
          <table:table-cell office:value-type="string" office:value="ずっと ペン を にぎって いた ので、て が いたい です。">
            <text:p>ずっと ペン を にぎって いた ので、て が いたい です。</text:p>
          </table:table-cell>
          <table:table-cell office:value-type="string" office:value="Because I was holding a pen the whole time, my hand hurts.">
            <text:p>Because I was holding a pen the whole time, my hand hurt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真っ赤">
            <text:p>真っ赤</text:p>
          </table:table-cell>
          <table:table-cell office:value-type="string" office:value="まっか">
            <text:p>まっか</text:p>
          </table:table-cell>
          <table:table-cell office:value-type="string" office:value="deep red">
            <text:p>deep r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の顔は真っ赤でした。">
            <text:p>彼の顔は真っ赤でした。</text:p>
          </table:table-cell>
          <table:table-cell office:value-type="string" office:value="かれ の かお は まっか でした。">
            <text:p>かれ の かお は まっか でした。</text:p>
          </table:table-cell>
          <table:table-cell office:value-type="string" office:value="His face was all red.">
            <text:p>His face was all red.</text:p>
          </table:table-cell>
          <table:table-cell office:value-type="string" office:value="彼女は真っ赤なドレスを着ていました。">
            <text:p>彼女は真っ赤なドレスを着ていました。</text:p>
          </table:table-cell>
          <table:table-cell office:value-type="string" office:value="かのじょ は まっかな ドレス を きて いました。">
            <text:p>かのじょ は まっかな ドレス を きて いました。</text:p>
          </table:table-cell>
          <table:table-cell office:value-type="string" office:value="She was wearing a deep red dress.">
            <text:p>She was wearing a deep red dres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拾う">
            <text:p>拾う</text:p>
          </table:table-cell>
          <table:table-cell office:value-type="string" office:value="ひろう">
            <text:p>ひろう</text:p>
          </table:table-cell>
          <table:table-cell office:value-type="string" office:value="pick up">
            <text:p>pick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道で財布を拾った。">
            <text:p>道で財布を拾った。</text:p>
          </table:table-cell>
          <table:table-cell office:value-type="string" office:value="みち で さいふ を ひろった。">
            <text:p>みち で さいふ を ひろった。</text:p>
          </table:table-cell>
          <table:table-cell office:value-type="string" office:value="I picked up a wallet on the street.">
            <text:p>I picked up a wallet on the street.</text:p>
          </table:table-cell>
          <table:table-cell office:value-type="string" office:value="私は子猫を拾いました。">
            <text:p>私は子猫を拾いました。</text:p>
          </table:table-cell>
          <table:table-cell office:value-type="string" office:value="わたし は こ ねこ を ひろいました。">
            <text:p>わたし は こ ねこ を ひろいました。</text:p>
          </table:table-cell>
          <table:table-cell office:value-type="string" office:value="I picked up a kitten (and brought it home).">
            <text:p>I picked up a kitten (and brought it home)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回す">
            <text:p>回す</text:p>
          </table:table-cell>
          <table:table-cell office:value-type="string" office:value="まわす">
            <text:p>まわす</text:p>
          </table:table-cell>
          <table:table-cell office:value-type="string" office:value="turn, rotate (something)">
            <text:p>turn, rotate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ねじは左に回すと外れます。">
            <text:p>ねじは左に回すと外れます。</text:p>
          </table:table-cell>
          <table:table-cell office:value-type="string" office:value="ねじ は ひだり に まわす と はずれます。">
            <text:p>ねじ は ひだり に まわす と はずれます。</text:p>
          </table:table-cell>
          <table:table-cell office:value-type="string" office:value="Turn the screw to the left, and it will come off.">
            <text:p>Turn the screw to the left, and it will come off.</text:p>
          </table:table-cell>
          <table:table-cell office:value-type="string" office:value="そのピッチャーは右腕を大きく回した。">
            <text:p>そのピッチャーは右腕を大きく回した。</text:p>
          </table:table-cell>
          <table:table-cell office:value-type="string" office:value="その ピッチャー は みぎうで を おおきく まわした。">
            <text:p>その ピッチャー は みぎうで を おおきく まわした。</text:p>
          </table:table-cell>
          <table:table-cell office:value-type="string" office:value="The pitcher swung his right arm around vigorously.">
            <text:p>The pitcher swung his right arm around vigorousl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ノート">
            <text:p>ノート</text:p>
          </table:table-cell>
          <table:table-cell office:value-type="string" office:value="ノート">
            <text:p>ノート</text:p>
          </table:table-cell>
          <table:table-cell office:value-type="string" office:value="notebook (loan word)">
            <text:p>notebook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ノートを開いてください。">
            <text:p>ノートを開いてください。</text:p>
          </table:table-cell>
          <table:table-cell office:value-type="string" office:value="ノート を ひらいて ください。">
            <text:p>ノート を ひらいて ください。</text:p>
          </table:table-cell>
          <table:table-cell office:value-type="string" office:value="Please open your notebook.">
            <text:p>Please open your notebook.</text:p>
          </table:table-cell>
          <table:table-cell office:value-type="string" office:value="大切なことはノートに書いてください。">
            <text:p>大切なことはノートに書いてください。</text:p>
          </table:table-cell>
          <table:table-cell office:value-type="string" office:value="たいせつな こと は ノート に かいて ください。">
            <text:p>たいせつな こと は ノート に かいて ください。</text:p>
          </table:table-cell>
          <table:table-cell office:value-type="string" office:value="Please write down important things in your notebook.">
            <text:p>Please write down important things in your notebook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辞める">
            <text:p>辞める</text:p>
          </table:table-cell>
          <table:table-cell office:value-type="string" office:value="やめる">
            <text:p>やめる</text:p>
          </table:table-cell>
          <table:table-cell office:value-type="string" office:value="resign, leave (one's job), quit">
            <text:p>resign, leave (one's job), qui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会社を辞めます。">
            <text:p>彼は会社を辞めます。</text:p>
          </table:table-cell>
          <table:table-cell office:value-type="string" office:value="かれ は かいしゃ を やめます。">
            <text:p>かれ は かいしゃ を やめます。</text:p>
          </table:table-cell>
          <table:table-cell office:value-type="string" office:value="He's leaving the company.">
            <text:p>He's leaving the company.</text:p>
          </table:table-cell>
          <table:table-cell office:value-type="string" office:value="こんな会社、もう辞めたい。">
            <text:p>こんな会社、もう辞めたい。</text:p>
          </table:table-cell>
          <table:table-cell office:value-type="string" office:value="こんな かいしゃ、もう やめたい。">
            <text:p>こんな かいしゃ、もう やめたい。</text:p>
          </table:table-cell>
          <table:table-cell office:value-type="string" office:value="I want to leave this (sort of) company now.">
            <text:p>I want to leave this (sort of) company now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揺れる">
            <text:p>揺れる</text:p>
          </table:table-cell>
          <table:table-cell office:value-type="string" office:value="ゆれる">
            <text:p>ゆれる</text:p>
          </table:table-cell>
          <table:table-cell office:value-type="string" office:value="shake, sway">
            <text:p>shake, swa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風で木が揺れています。">
            <text:p>風で木が揺れています。</text:p>
          </table:table-cell>
          <table:table-cell office:value-type="string" office:value="かぜ で き が ゆれて います。">
            <text:p>かぜ で き が ゆれて います。</text:p>
          </table:table-cell>
          <table:table-cell office:value-type="string" office:value="The trees are swaying in the wind.">
            <text:p>The trees are swaying in the wind.</text:p>
          </table:table-cell>
          <table:table-cell office:value-type="string" office:value="地震で家がかなり揺れました。">
            <text:p>地震で家がかなり揺れました。</text:p>
          </table:table-cell>
          <table:table-cell office:value-type="string" office:value="じしん で いえ が かなり ゆれました。">
            <text:p>じしん で いえ が かなり ゆれました。</text:p>
          </table:table-cell>
          <table:table-cell office:value-type="string" office:value="The house shook quite a lot due to an earthquake.">
            <text:p>The house shook quite a lot due to an earthquak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立派">
            <text:p>立派</text:p>
          </table:table-cell>
          <table:table-cell office:value-type="string" office:value="りっぱ">
            <text:p>りっぱ</text:p>
          </table:table-cell>
          <table:table-cell office:value-type="string" office:value="fine, elegant, magnificent">
            <text:p>fine, elegant, magnificen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立派な人です。">
            <text:p>彼は立派な人です。</text:p>
          </table:table-cell>
          <table:table-cell office:value-type="string" office:value="かれ は りっぱな ひと です。">
            <text:p>かれ は りっぱな ひと です。</text:p>
          </table:table-cell>
          <table:table-cell office:value-type="string" office:value="He's a fine man.">
            <text:p>He's a fine man.</text:p>
          </table:table-cell>
          <table:table-cell office:value-type="string" office:value="彼らは立派な家を建てました。">
            <text:p>彼らは立派な家を建てました。</text:p>
          </table:table-cell>
          <table:table-cell office:value-type="string" office:value="かれら は りっぱな いえ を たてました。">
            <text:p>かれら は りっぱな いえ を たてました。</text:p>
          </table:table-cell>
          <table:table-cell office:value-type="string" office:value="They built a magnificent house.">
            <text:p>They built a magnificent hous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練習">
            <text:p>練習</text:p>
          </table:table-cell>
          <table:table-cell office:value-type="string" office:value="れんしゅう">
            <text:p>れんしゅう</text:p>
          </table:table-cell>
          <table:table-cell office:value-type="string" office:value="practice, training">
            <text:p>practice, train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娘は今、バイオリンを練習しています。">
            <text:p>娘は今、バイオリンを練習しています。</text:p>
          </table:table-cell>
          <table:table-cell office:value-type="string" office:value="むすめ は いま、バイオリン を れんしゅう して います。">
            <text:p>むすめ は いま、バイオリン を れんしゅう して います。</text:p>
          </table:table-cell>
          <table:table-cell office:value-type="string" office:value="My daughter is practicing the violin now.">
            <text:p>My daughter is practicing the violin now.</text:p>
          </table:table-cell>
          <table:table-cell office:value-type="string" office:value="息子は土曜日も日曜日もサッカーの練習に行く。">
            <text:p>息子は土曜日も日曜日もサッカーの練習に行く。</text:p>
          </table:table-cell>
          <table:table-cell office:value-type="string" office:value="むすこ は どようび も にちようび も サッカー の れんしゅう に いく。">
            <text:p>むすこ は どようび も にちようび も サッカー の れんしゅう に いく。</text:p>
          </table:table-cell>
          <table:table-cell office:value-type="string" office:value="My son goes to soccer practice on Saturdays and Sundays.">
            <text:p>My son goes to soccer practice on Saturdays and Sunday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割る">
            <text:p>割る</text:p>
          </table:table-cell>
          <table:table-cell office:value-type="string" office:value="わる">
            <text:p>わる</text:p>
          </table:table-cell>
          <table:table-cell office:value-type="string" office:value="divide, split, break">
            <text:p>divide, split, brea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皿を落として割った。">
            <text:p>皿を落として割った。</text:p>
          </table:table-cell>
          <table:table-cell office:value-type="string" office:value="さら を おとして わった。">
            <text:p>さら を おとして わった。</text:p>
          </table:table-cell>
          <table:table-cell office:value-type="string" office:value="I dropped the plate and broke it.">
            <text:p>I dropped the plate and broke it.</text:p>
          </table:table-cell>
          <table:table-cell office:value-type="string" office:value="卵を三つ割ってください。">
            <text:p>卵を三つ割ってください。</text:p>
          </table:table-cell>
          <table:table-cell office:value-type="string" office:value="たまご を みっつ わって ください。">
            <text:p>たまご を みっつ わって ください。</text:p>
          </table:table-cell>
          <table:table-cell office:value-type="string" office:value="Please crack three eggs.">
            <text:p>Please crack three egg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部分">
            <text:p>部分</text:p>
          </table:table-cell>
          <table:table-cell office:value-type="string" office:value="ぶぶん">
            <text:p>ぶぶん</text:p>
          </table:table-cell>
          <table:table-cell office:value-type="string" office:value="part, section">
            <text:p>part, sec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部分は問題ないです。">
            <text:p>この部分は問題ないです。</text:p>
          </table:table-cell>
          <table:table-cell office:value-type="string" office:value="この ぶぶん は もんだい ない です。">
            <text:p>この ぶぶん は もんだい ない です。</text:p>
          </table:table-cell>
          <table:table-cell office:value-type="string" office:value="There's no problem with this part.">
            <text:p>There's no problem with this part.</text:p>
          </table:table-cell>
          <table:table-cell office:value-type="string" office:value="あなたのレポートのこの部分を直してください。">
            <text:p>あなたのレポートのこの部分を直してください。</text:p>
          </table:table-cell>
          <table:table-cell office:value-type="string" office:value="あなた の レポート の この ぶぶん を なおして ください。">
            <text:p>あなた の レポート の この ぶぶん を なおして ください。</text:p>
          </table:table-cell>
          <table:table-cell office:value-type="string" office:value="Please modify this part of your report.">
            <text:p>Please modify this part of your report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拭く">
            <text:p>拭く</text:p>
          </table:table-cell>
          <table:table-cell office:value-type="string" office:value="ふく">
            <text:p>ふく</text:p>
          </table:table-cell>
          <table:table-cell office:value-type="string" office:value="wipe, dry">
            <text:p>wipe, dr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タオルで体を拭きました。">
            <text:p>タオルで体を拭きました。</text:p>
          </table:table-cell>
          <table:table-cell office:value-type="string" office:value="タオル で からだ を ふきました。">
            <text:p>タオル で からだ を ふきました。</text:p>
          </table:table-cell>
          <table:table-cell office:value-type="string" office:value="I wiped myself with a towel.">
            <text:p>I wiped myself with a towel.</text:p>
          </table:table-cell>
          <table:table-cell office:value-type="string" office:value="彼はタオルで顔を拭きました。">
            <text:p>彼はタオルで顔を拭きました。</text:p>
          </table:table-cell>
          <table:table-cell office:value-type="string" office:value="かれ は タオル で かお を ふきました。">
            <text:p>かれ は タオル で かお を ふきました。</text:p>
          </table:table-cell>
          <table:table-cell office:value-type="string" office:value="He wiped his face with a towel.">
            <text:p>He wiped his face with a towel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招く">
            <text:p>招く</text:p>
          </table:table-cell>
          <table:table-cell office:value-type="string" office:value="まねく">
            <text:p>まねく</text:p>
          </table:table-cell>
          <table:table-cell office:value-type="string" office:value="invite">
            <text:p>invi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両親を食事に招いた。">
            <text:p>両親を食事に招いた。</text:p>
          </table:table-cell>
          <table:table-cell office:value-type="string" office:value="りょうしん を しょくじ に まねいた。">
            <text:p>りょうしん を しょくじ に まねいた。</text:p>
          </table:table-cell>
          <table:table-cell office:value-type="string" office:value="I invited my parents for a meal.">
            <text:p>I invited my parents for a meal.</text:p>
          </table:table-cell>
          <table:table-cell office:value-type="string" office:value="私は友達のホームパーティーに招かれました。">
            <text:p>私は友達のホームパーティーに招かれました。</text:p>
          </table:table-cell>
          <table:table-cell office:value-type="string" office:value="わたし は ともだち の ホーム パーティー に まねかれました。">
            <text:p>わたし は ともだち の ホーム パーティー に まねかれました。</text:p>
          </table:table-cell>
          <table:table-cell office:value-type="string" office:value="I was invited to a friend's house party.">
            <text:p>I was invited to a friend's house part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急">
            <text:p>急</text:p>
          </table:table-cell>
          <table:table-cell office:value-type="string" office:value="きゅう">
            <text:p>きゅう</text:p>
          </table:table-cell>
          <table:table-cell office:value-type="string" office:value="urgent, steep">
            <text:p>urgent, steep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急な坂道を上った。">
            <text:p>急な坂道を上った。</text:p>
          </table:table-cell>
          <table:table-cell office:value-type="string" office:value="きゅうな さかみち を のぼった。">
            <text:p>きゅうな さかみち を のぼった。</text:p>
          </table:table-cell>
          <table:table-cell office:value-type="string" office:value="I went up the steep hill.">
            <text:p>I went up the steep hill.</text:p>
          </table:table-cell>
          <table:table-cell office:value-type="string" office:value="彼の入院は急なことで、みんな驚いた。">
            <text:p>彼の入院は急なことで、みんな驚いた。</text:p>
          </table:table-cell>
          <table:table-cell office:value-type="string" office:value="かれ の にゅういん は きゅうな こと で、みんな おどろいた。">
            <text:p>かれ の にゅういん は きゅうな こと で、みんな おどろいた。</text:p>
          </table:table-cell>
          <table:table-cell office:value-type="string" office:value="Everyone was surprised that he was suddenly hospitalized.">
            <text:p>Everyone was surprised that he was suddenly hospitalize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汚れる">
            <text:p>汚れる</text:p>
          </table:table-cell>
          <table:table-cell office:value-type="string" office:value="よごれる">
            <text:p>よごれる</text:p>
          </table:table-cell>
          <table:table-cell office:value-type="string" office:value="become dirty">
            <text:p>become dirt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エプロンをしないと服が汚れます。">
            <text:p>エプロンをしないと服が汚れます。</text:p>
          </table:table-cell>
          <table:table-cell office:value-type="string" office:value="エプロン を しない と ふく が よごれます。">
            <text:p>エプロン を しない と ふく が よごれます。</text:p>
          </table:table-cell>
          <table:table-cell office:value-type="string" office:value="Your clothes will get dirty if you don't wear an apron.">
            <text:p>Your clothes will get dirty if you don't wear an apron.</text:p>
          </table:table-cell>
          <table:table-cell office:value-type="string" office:value="ズボンが汚れた。">
            <text:p>ズボンが汚れた。</text:p>
          </table:table-cell>
          <table:table-cell office:value-type="string" office:value="ズボン が よごれた。">
            <text:p>ズボン が よごれた。</text:p>
          </table:table-cell>
          <table:table-cell office:value-type="string" office:value="My trousers got dirty.">
            <text:p>My trousers got dirt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渡る">
            <text:p>渡る</text:p>
          </table:table-cell>
          <table:table-cell office:value-type="string" office:value="わたる">
            <text:p>わたる</text:p>
          </table:table-cell>
          <table:table-cell office:value-type="string" office:value="cross, go across">
            <text:p>cross, go acros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歩いて橋を渡った。">
            <text:p>私たちは歩いて橋を渡った。</text:p>
          </table:table-cell>
          <table:table-cell office:value-type="string" office:value="わたし たち は あるいて はし を わたった。">
            <text:p>わたし たち は あるいて はし を わたった。</text:p>
          </table:table-cell>
          <table:table-cell office:value-type="string" office:value="We walked over the bridge.">
            <text:p>We walked over the bridge.</text:p>
          </table:table-cell>
          <table:table-cell office:value-type="string" office:value="小さな川を渡りました。">
            <text:p>小さな川を渡りました。</text:p>
          </table:table-cell>
          <table:table-cell office:value-type="string" office:value="ちいさな かわ を わたりました。">
            <text:p>ちいさな かわ を わたりました。</text:p>
          </table:table-cell>
          <table:table-cell office:value-type="string" office:value="I crossed a stream.">
            <text:p>I crossed a stream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途中">
            <text:p>途中</text:p>
          </table:table-cell>
          <table:table-cell office:value-type="string" office:value="とちゅう">
            <text:p>とちゅう</text:p>
          </table:table-cell>
          <table:table-cell office:value-type="string" office:value="on the way, half way">
            <text:p>on the way, half w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途中で30分ほど休みましょう。">
            <text:p>途中で30分ほど休みましょう。</text:p>
          </table:table-cell>
          <table:table-cell office:value-type="string" office:value="とちゅう で 30 ぷん ほど やすみましょう。">
            <text:p>とちゅう で 30 ぷん ほど やすみましょう。</text:p>
          </table:table-cell>
          <table:table-cell office:value-type="string" office:value="Let's take a rest on the way for about 30 minutes.">
            <text:p>Let's take a rest on the way for about 30 minutes.</text:p>
          </table:table-cell>
          <table:table-cell office:value-type="string" office:value="途中で財布を落としました。">
            <text:p>途中で財布を落としました。</text:p>
          </table:table-cell>
          <table:table-cell office:value-type="string" office:value="とちゅう で さいふ を おとしました。">
            <text:p>とちゅう で さいふ を おとしました。</text:p>
          </table:table-cell>
          <table:table-cell office:value-type="string" office:value="I lost my purse on the way.">
            <text:p>I lost my purse on the wa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インタビュー">
            <text:p>インタビュー</text:p>
          </table:table-cell>
          <table:table-cell office:value-type="string" office:value="インタビュー">
            <text:p>インタビュー</text:p>
          </table:table-cell>
          <table:table-cell office:value-type="string" office:value="interview (loan word)">
            <text:p>interview (loan word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インタビューに、はきはきと答えてたよ。">
            <text:p>彼はインタビューに、はきはきと答えてたよ。</text:p>
          </table:table-cell>
          <table:table-cell office:value-type="string" office:value="かれ は インタビュー に、はきはき と こたえて た よ。">
            <text:p>かれ は インタビュー に、はきはき と こたえて た よ。</text:p>
          </table:table-cell>
          <table:table-cell office:value-type="string" office:value="His answers were very clear in the interview.">
            <text:p>His answers were very clear in the interview.</text:p>
          </table:table-cell>
          <table:table-cell office:value-type="string" office:value="今日はインタビューが二つ入っています。">
            <text:p>今日はインタビューが二つ入っています。</text:p>
          </table:table-cell>
          <table:table-cell office:value-type="string" office:value="きょう は インタビュー が ふたつ はいって います。">
            <text:p>きょう は インタビュー が ふたつ はいって います。</text:p>
          </table:table-cell>
          <table:table-cell office:value-type="string" office:value="I have two interviews today.">
            <text:p>I have two interviews toda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盗む">
            <text:p>盗む</text:p>
          </table:table-cell>
          <table:table-cell office:value-type="string" office:value="ぬすむ">
            <text:p>ぬすむ</text:p>
          </table:table-cell>
          <table:table-cell office:value-type="string" office:value="steal, rob">
            <text:p>steal, rob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誰かが私のカバンを盗みました。">
            <text:p>誰かが私のカバンを盗みました。</text:p>
          </table:table-cell>
          <table:table-cell office:value-type="string" office:value="だれ か が わたし の カバン を ぬすみました。">
            <text:p>だれ か が わたし の カバン を ぬすみました。</text:p>
          </table:table-cell>
          <table:table-cell office:value-type="string" office:value="Someone stole my bag.">
            <text:p>Someone stole my bag.</text:p>
          </table:table-cell>
          <table:table-cell office:value-type="string" office:value="私は財布を盗まれました。">
            <text:p>私は財布を盗まれました。</text:p>
          </table:table-cell>
          <table:table-cell office:value-type="string" office:value="わたし は さいふ を ぬすまれました。">
            <text:p>わたし は さいふ を ぬすまれました。</text:p>
          </table:table-cell>
          <table:table-cell office:value-type="string" office:value="My wallet was stolen.">
            <text:p>My wallet was stolen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普段">
            <text:p>普段</text:p>
          </table:table-cell>
          <table:table-cell office:value-type="string" office:value="ふだん">
            <text:p>ふだん</text:p>
          </table:table-cell>
          <table:table-cell office:value-type="string" office:value="usual, ordinary">
            <text:p>usual, ordinar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私は普段はTシャツとジーンズを着ています。">
            <text:p>私は普段はTシャツとジーンズを着ています。</text:p>
          </table:table-cell>
          <table:table-cell office:value-type="string" office:value="わたし は ふだん は ティーシャツ と ジーンズ を きて います。">
            <text:p>わたし は ふだん は ティーシャツ と ジーンズ を きて います。</text:p>
          </table:table-cell>
          <table:table-cell office:value-type="string" office:value="I usually wear a T-shirt and jeans.">
            <text:p>I usually wear a T-shirt and jeans.</text:p>
          </table:table-cell>
          <table:table-cell office:value-type="string" office:value="私は普段、自転車で大学に行きます。">
            <text:p>私は普段、自転車で大学に行きます。</text:p>
          </table:table-cell>
          <table:table-cell office:value-type="string" office:value="わたし は ふだん、 じてんしゃ で だいがく に いきます。">
            <text:p>わたし は ふだん、 じてんしゃ で だいがく に いきます。</text:p>
          </table:table-cell>
          <table:table-cell office:value-type="string" office:value="I usually go to university by bicycle.">
            <text:p>I usually go to university by bicycl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旅館">
            <text:p>旅館</text:p>
          </table:table-cell>
          <table:table-cell office:value-type="string" office:value="りょかん">
            <text:p>りょかん</text:p>
          </table:table-cell>
          <table:table-cell office:value-type="string" office:value="Japanese inn">
            <text:p>Japanese in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京都では旅館に泊まりました。">
            <text:p>京都では旅館に泊まりました。</text:p>
          </table:table-cell>
          <table:table-cell office:value-type="string" office:value="きょうと で は りょかん に とまりました。">
            <text:p>きょうと で は りょかん に とまりました。</text:p>
          </table:table-cell>
          <table:table-cell office:value-type="string" office:value="I stayed at an inn in Kyoto.">
            <text:p>I stayed at an inn in Kyoto.</text:p>
          </table:table-cell>
          <table:table-cell office:value-type="string" office:value="旅館の朝食にのりが出ました。">
            <text:p>旅館の朝食にのりが出ました。</text:p>
          </table:table-cell>
          <table:table-cell office:value-type="string" office:value="りょかん の ちょうしょく に のり が でました。">
            <text:p>りょかん の ちょうしょく に のり が でました。</text:p>
          </table:table-cell>
          <table:table-cell office:value-type="string" office:value="Dried seaweed was served for breakfast at the inn.">
            <text:p>Dried seaweed was served for breakfast at the inn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博物館">
            <text:p>博物館</text:p>
          </table:table-cell>
          <table:table-cell office:value-type="string" office:value="はくぶつかん">
            <text:p>はくぶつかん</text:p>
          </table:table-cell>
          <table:table-cell office:value-type="string" office:value="museum">
            <text:p>museu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車の博物館に行った。">
            <text:p>昨日、車の博物館に行った。</text:p>
          </table:table-cell>
          <table:table-cell office:value-type="string" office:value="きのう、くるま の はくぶつかん に いった。">
            <text:p>きのう、くるま の はくぶつかん に いった。</text:p>
          </table:table-cell>
          <table:table-cell office:value-type="string" office:value="I went to the car museum yesterday.">
            <text:p>I went to the car museum yesterday.</text:p>
          </table:table-cell>
          <table:table-cell office:value-type="string" office:value="ロンドンに有名な博物館があります。">
            <text:p>ロンドンに有名な博物館があります。</text:p>
          </table:table-cell>
          <table:table-cell office:value-type="string" office:value="ロンドン に ゆうめいな はくぶつかん が あります。">
            <text:p>ロンドン に ゆうめいな はくぶつかん が あります。</text:p>
          </table:table-cell>
          <table:table-cell office:value-type="string" office:value="There is a famous museum in London.">
            <text:p>There is a famous museum in London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ホーム">
            <text:p>ホーム</text:p>
          </table:table-cell>
          <table:table-cell office:value-type="string" office:value="ホーム">
            <text:p>ホーム</text:p>
          </table:table-cell>
          <table:table-cell office:value-type="string" office:value="platform (for short)">
            <text:p>platform (for short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もうすぐこのホームに電車が来ます。">
            <text:p>もうすぐこのホームに電車が来ます。</text:p>
          </table:table-cell>
          <table:table-cell office:value-type="string" office:value="もうすぐ この ホーム に でんしゃ が きます。">
            <text:p>もうすぐ この ホーム に でんしゃ が きます。</text:p>
          </table:table-cell>
          <table:table-cell office:value-type="string" office:value="The train will arrive on this platform soon.">
            <text:p>The train will arrive on this platform soon.</text:p>
          </table:table-cell>
          <table:table-cell office:value-type="string" office:value="ホームのいちばん前で待ってます。">
            <text:p>ホームのいちばん前で待ってます。</text:p>
          </table:table-cell>
          <table:table-cell office:value-type="string" office:value="ホーム の いちばん まえ で まってます。">
            <text:p>ホーム の いちばん まえ で まってます。</text:p>
          </table:table-cell>
          <table:table-cell office:value-type="string" office:value="I'll be waiting for you at the very front of the platform.">
            <text:p>I'll be waiting for you at the very front of the platform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引っ越す">
            <text:p>引っ越す</text:p>
          </table:table-cell>
          <table:table-cell office:value-type="string" office:value="ひっこす">
            <text:p>ひっこす</text:p>
          </table:table-cell>
          <table:table-cell office:value-type="string" office:value="move, relocate">
            <text:p>move, reloca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来月、大阪に引っ越します。">
            <text:p>来月、大阪に引っ越します。</text:p>
          </table:table-cell>
          <table:table-cell office:value-type="string" office:value="らいげつ、おおさか に ひっこします。">
            <text:p>らいげつ、おおさか に ひっこします。</text:p>
          </table:table-cell>
          <table:table-cell office:value-type="string" office:value="I'll move to Osaka next month.">
            <text:p>I'll move to Osaka next month.</text:p>
          </table:table-cell>
          <table:table-cell office:value-type="string" office:value="私たちは先週、北海道から引っ越してきました。">
            <text:p>私たちは先週、北海道から引っ越してきました。</text:p>
          </table:table-cell>
          <table:table-cell office:value-type="string" office:value="わたし たち は せんしゅう、ほっかいどう から ひっこして きました。">
            <text:p>わたし たち は せんしゅう、ほっかいどう から ひっこして きました。</text:p>
          </table:table-cell>
          <table:table-cell office:value-type="string" office:value="We moved (here) from Hokkaido last week.">
            <text:p>We moved (here) from Hokkaido last week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荷物">
            <text:p>荷物</text:p>
          </table:table-cell>
          <table:table-cell office:value-type="string" office:value="にもつ">
            <text:p>にもつ</text:p>
          </table:table-cell>
          <table:table-cell office:value-type="string" office:value="baggage, load">
            <text:p>baggage, lo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大きな荷物を持ってきた。">
            <text:p>彼は大きな荷物を持ってきた。</text:p>
          </table:table-cell>
          <table:table-cell office:value-type="string" office:value="かれ は おおきな にもつ を もって きた。">
            <text:p>かれ は おおきな にもつ を もって きた。</text:p>
          </table:table-cell>
          <table:table-cell office:value-type="string" office:value="He brought a large suitcase.">
            <text:p>He brought a large suitcase.</text:p>
          </table:table-cell>
          <table:table-cell office:value-type="string" office:value="九日に荷物が届きます。">
            <text:p>九日に荷物が届きます。</text:p>
          </table:table-cell>
          <table:table-cell office:value-type="string" office:value="ここのか に にもつ が とどきます。">
            <text:p>ここのか に にもつ が とどきます。</text:p>
          </table:table-cell>
          <table:table-cell office:value-type="string" office:value="The package will arrive on the ninth.">
            <text:p>The package will arrive on the ninth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家賃">
            <text:p>家賃</text:p>
          </table:table-cell>
          <table:table-cell office:value-type="string" office:value="やちん">
            <text:p>やちん</text:p>
          </table:table-cell>
          <table:table-cell office:value-type="string" office:value="rent for a place to live">
            <text:p>rent for a place to liv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の家賃は12万円です。">
            <text:p>ここの家賃は12万円です。</text:p>
          </table:table-cell>
          <table:table-cell office:value-type="string" office:value="ここ の やちん は 12 まん えん です。">
            <text:p>ここ の やちん は 12 まん えん です。</text:p>
          </table:table-cell>
          <table:table-cell office:value-type="string" office:value="The rent here is 120,000 yen.">
            <text:p>The rent here is 120,000 yen.</text:p>
          </table:table-cell>
          <table:table-cell office:value-type="string" office:value="ここは家賃が高いので引っ越したいです。">
            <text:p>ここは家賃が高いので引っ越したいです。</text:p>
          </table:table-cell>
          <table:table-cell office:value-type="string" office:value="ここ は やちん が たかい ので ひっこしたい です。">
            <text:p>ここ は やちん が たかい ので ひっこしたい です。</text:p>
          </table:table-cell>
          <table:table-cell office:value-type="string" office:value="The rent is expensive here, so I want to move out.">
            <text:p>The rent is expensive here, so I want to move out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計画">
            <text:p>計画</text:p>
          </table:table-cell>
          <table:table-cell office:value-type="string" office:value="けいかく">
            <text:p>けいかく</text:p>
          </table:table-cell>
          <table:table-cell office:value-type="string" office:value="plan">
            <text:p>pla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一人旅の計画を立てた。">
            <text:p>彼は一人旅の計画を立てた。</text:p>
          </table:table-cell>
          <table:table-cell office:value-type="string" office:value="かれ は ひとり たび の けいかく を たてた。">
            <text:p>かれ は ひとり たび の けいかく を たてた。</text:p>
          </table:table-cell>
          <table:table-cell office:value-type="string" office:value="He planned a journey alone.">
            <text:p>He planned a journey alone.</text:p>
          </table:table-cell>
          <table:table-cell office:value-type="string" office:value="私たちは今年の夏休みにキャンプを計画しています。">
            <text:p>私たちは今年の夏休みにキャンプを計画しています。</text:p>
          </table:table-cell>
          <table:table-cell office:value-type="string" office:value="わたし たち は ことし の なつやすみ に キャンプ を けいかく して います。">
            <text:p>わたし たち は ことし の なつやすみ に キャンプ を けいかく して います。</text:p>
          </table:table-cell>
          <table:table-cell office:value-type="string" office:value="We are planning a camp during this year's summer vacation.">
            <text:p>We are planning a camp during this year's summer vacation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廊下">
            <text:p>廊下</text:p>
          </table:table-cell>
          <table:table-cell office:value-type="string" office:value="ろうか">
            <text:p>ろうか</text:p>
          </table:table-cell>
          <table:table-cell office:value-type="string" office:value="hallway, corridor">
            <text:p>hallway, corrid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廊下は走らないでください。">
            <text:p>廊下は走らないでください。</text:p>
          </table:table-cell>
          <table:table-cell office:value-type="string" office:value="ろうか は はしらないで ください。">
            <text:p>ろうか は はしらないで ください。</text:p>
          </table:table-cell>
          <table:table-cell office:value-type="string" office:value="Don't run in the hallway.">
            <text:p>Don't run in the hallway.</text:p>
          </table:table-cell>
          <table:table-cell office:value-type="string" office:value="廊下から大きな足音が聞こえた。">
            <text:p>廊下から大きな足音が聞こえた。</text:p>
          </table:table-cell>
          <table:table-cell office:value-type="string" office:value="ろうか から おおきな あしおと が きこえた。">
            <text:p>ろうか から おおきな あしおと が きこえた。</text:p>
          </table:table-cell>
          <table:table-cell office:value-type="string" office:value="I heard loud footsteps from the hallway.">
            <text:p>I heard loud footsteps from the hallwa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天井">
            <text:p>天井</text:p>
          </table:table-cell>
          <table:table-cell office:value-type="string" office:value="てんじょう">
            <text:p>てんじょう</text:p>
          </table:table-cell>
          <table:table-cell office:value-type="string" office:value="ceiling">
            <text:p>ceil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部屋は天井が高いですね。">
            <text:p>この部屋は天井が高いですね。</text:p>
          </table:table-cell>
          <table:table-cell office:value-type="string" office:value="この へや は てんじょう が たかい です ね。">
            <text:p>この へや は てんじょう が たかい です ね。</text:p>
          </table:table-cell>
          <table:table-cell office:value-type="string" office:value="This room has a high ceiling.">
            <text:p>This room has a high ceiling.</text:p>
          </table:table-cell>
          <table:table-cell office:value-type="string" office:value="私は眠れるまでずっと天井を見ていた。">
            <text:p>私は眠れるまでずっと天井を見ていた。</text:p>
          </table:table-cell>
          <table:table-cell office:value-type="string" office:value="わたし は ねむれる まで ずっと てんじょう を みて いた。">
            <text:p>わたし は ねむれる まで ずっと てんじょう を みて いた。</text:p>
          </table:table-cell>
          <table:table-cell office:value-type="string" office:value="I stared at the ceiling until I could fall asleep.">
            <text:p>I stared at the ceiling until I could fall asleep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ベッド">
            <text:p>ベッド</text:p>
          </table:table-cell>
          <table:table-cell office:value-type="string" office:value="ベッド">
            <text:p>ベッド</text:p>
          </table:table-cell>
          <table:table-cell office:value-type="string" office:value="bed">
            <text:p>be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ベッドで寝ています。">
            <text:p>彼はベッドで寝ています。</text:p>
          </table:table-cell>
          <table:table-cell office:value-type="string" office:value="かれ は ベッド で ねて います。">
            <text:p>かれ は ベッド で ねて います。</text:p>
          </table:table-cell>
          <table:table-cell office:value-type="string" office:value="He's sleeping in the bed.">
            <text:p>He's sleeping in the bed.</text:p>
          </table:table-cell>
          <table:table-cell office:value-type="string" office:value="ベッドで赤ちゃんが眠っています。">
            <text:p>ベッドで赤ちゃんが眠っています。</text:p>
          </table:table-cell>
          <table:table-cell office:value-type="string" office:value="ベッド で あかちゃん が ねむって います。">
            <text:p>ベッド で あかちゃん が ねむって います。</text:p>
          </table:table-cell>
          <table:table-cell office:value-type="string" office:value="The baby's sleeping in the bed.">
            <text:p>The baby's sleeping in the be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ソファー">
            <text:p>ソファー</text:p>
          </table:table-cell>
          <table:table-cell office:value-type="string" office:value="ソファー">
            <text:p>ソファー</text:p>
          </table:table-cell>
          <table:table-cell office:value-type="string" office:value="sofa, couch">
            <text:p>sofa, cou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ソファーは気持ちがいい。">
            <text:p>このソファーは気持ちがいい。</text:p>
          </table:table-cell>
          <table:table-cell office:value-type="string" office:value="この ソファー は きもち が いい。">
            <text:p>この ソファー は きもち が いい。</text:p>
          </table:table-cell>
          <table:table-cell office:value-type="string" office:value="This sofa is comfortable.">
            <text:p>This sofa is comfortable.</text:p>
          </table:table-cell>
          <table:table-cell office:value-type="string" office:value="私の犬はいつもこのソファーに座ります。">
            <text:p>私の犬はいつもこのソファーに座ります。</text:p>
          </table:table-cell>
          <table:table-cell office:value-type="string" office:value="わたし の いぬ は いつも この ソファー に すわります。">
            <text:p>わたし の いぬ は いつも この ソファー に すわります。</text:p>
          </table:table-cell>
          <table:table-cell office:value-type="string" office:value="My dog always sits on this sofa.">
            <text:p>My dog always sits on this sofa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屋根">
            <text:p>屋根</text:p>
          </table:table-cell>
          <table:table-cell office:value-type="string" office:value="やね">
            <text:p>やね</text:p>
          </table:table-cell>
          <table:table-cell office:value-type="string" office:value="roof">
            <text:p>roo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屋根にカラスが止まっています。">
            <text:p>屋根にカラスが止まっています。</text:p>
          </table:table-cell>
          <table:table-cell office:value-type="string" office:value="やね に カラス が とまって います。">
            <text:p>やね に カラス が とまって います。</text:p>
          </table:table-cell>
          <table:table-cell office:value-type="string" office:value="There's a crow on the roof.">
            <text:p>There's a crow on the roof.</text:p>
          </table:table-cell>
          <table:table-cell office:value-type="string" office:value="ネコが屋根に上っている。">
            <text:p>ネコが屋根に上っている。</text:p>
          </table:table-cell>
          <table:table-cell office:value-type="string" office:value="ネコ が やね に のぼって いる。">
            <text:p>ネコ が やね に のぼって いる。</text:p>
          </table:table-cell>
          <table:table-cell office:value-type="string" office:value="The cat's up on the roof.">
            <text:p>The cat's up on the roof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祭り">
            <text:p>祭り</text:p>
          </table:table-cell>
          <table:table-cell office:value-type="string" office:value="まつり">
            <text:p>まつり</text:p>
          </table:table-cell>
          <table:table-cell office:value-type="string" office:value="festival">
            <text:p>festiv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祭りが大好きです。">
            <text:p>彼女は祭りが大好きです。</text:p>
          </table:table-cell>
          <table:table-cell office:value-type="string" office:value="かのじょ は まつり が だいすき です。">
            <text:p>かのじょ は まつり が だいすき です。</text:p>
          </table:table-cell>
          <table:table-cell office:value-type="string" office:value="She loves festivals.">
            <text:p>She loves festivals.</text:p>
          </table:table-cell>
          <table:table-cell office:value-type="string" office:value="5月に浅草でとても有名なお祭りがあります。">
            <text:p>5月に浅草でとても有名なお祭りがあります。</text:p>
          </table:table-cell>
          <table:table-cell office:value-type="string" office:value="5 がつ に あさくさ で とても ゆうめいな おまつり が あります。">
            <text:p>5 がつ に あさくさ で とても ゆうめいな おまつり が あります。</text:p>
          </table:table-cell>
          <table:table-cell office:value-type="string" office:value="In May a very famous festival takes place in Asakusa.">
            <text:p>In May a very famous festival takes place in Asakusa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離婚">
            <text:p>離婚</text:p>
          </table:table-cell>
          <table:table-cell office:value-type="string" office:value="りこん">
            <text:p>りこん</text:p>
          </table:table-cell>
          <table:table-cell office:value-type="string" office:value="divorce">
            <text:p>divor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友人が離婚しました。">
            <text:p>友人が離婚しました。</text:p>
          </table:table-cell>
          <table:table-cell office:value-type="string" office:value="ゆうじん が りこん しました。">
            <text:p>ゆうじん が りこん しました。</text:p>
          </table:table-cell>
          <table:table-cell office:value-type="string" office:value="My friend got divorced.">
            <text:p>My friend got divorced.</text:p>
          </table:table-cell>
          <table:table-cell office:value-type="string" office:value="私たちには子供がいますが、離婚を考えています。">
            <text:p>私たちには子供がいますが、離婚を考えています。</text:p>
          </table:table-cell>
          <table:table-cell office:value-type="string" office:value="わたし たち に は こども が います が、りこん を かんがえ ています。">
            <text:p>わたし たち に は こども が います が、りこん を かんがえ ています。</text:p>
          </table:table-cell>
          <table:table-cell office:value-type="string" office:value="We have a child, but we are thinking about a divorce.">
            <text:p>We have a child, but we are thinking about a divorc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葉">
            <text:p>葉</text:p>
          </table:table-cell>
          <table:table-cell office:value-type="string" office:value="は">
            <text:p>は</text:p>
          </table:table-cell>
          <table:table-cell office:value-type="string" office:value="leaf">
            <text:p>lea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桜の葉です。">
            <text:p>これは桜の葉です。</text:p>
          </table:table-cell>
          <table:table-cell office:value-type="string" office:value="これ は さくら の は です。">
            <text:p>これ は さくら の は です。</text:p>
          </table:table-cell>
          <table:table-cell office:value-type="string" office:value="This is a cherry tree leaf.">
            <text:p>This is a cherry tree leaf.</text:p>
          </table:table-cell>
          <table:table-cell office:value-type="string" office:value="秋は木の葉が赤や黄色になります。">
            <text:p>秋は木の葉が赤や黄色になります。</text:p>
          </table:table-cell>
          <table:table-cell office:value-type="string" office:value="あき は き の は が あか や きいろ に なります。">
            <text:p>あき は き の は が あか や きいろ に なります。</text:p>
          </table:table-cell>
          <table:table-cell office:value-type="string" office:value="In fall, the tree leaves turn red or yellow.">
            <text:p>In fall, the tree leaves turn red or yellow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ボート">
            <text:p>ボート</text:p>
          </table:table-cell>
          <table:table-cell office:value-type="string" office:value="ボート">
            <text:p>ボート</text:p>
          </table:table-cell>
          <table:table-cell office:value-type="string" office:value="light boat, small craft">
            <text:p>light boat, small craf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池でボートに乗りました。">
            <text:p>池でボートに乗りました。</text:p>
          </table:table-cell>
          <table:table-cell office:value-type="string" office:value="いけ で ボート に のりました。">
            <text:p>いけ で ボート に のりました。</text:p>
          </table:table-cell>
          <table:table-cell office:value-type="string" office:value="I got on the boat at the pond.">
            <text:p>I got on the boat at the pond.</text:p>
          </table:table-cell>
          <table:table-cell office:value-type="string" office:value="ボートが川に沈んだ。">
            <text:p>ボートが川に沈んだ。</text:p>
          </table:table-cell>
          <table:table-cell office:value-type="string" office:value="ボート が かわ に しずんだ。">
            <text:p>ボート が かわ に しずんだ。</text:p>
          </table:table-cell>
          <table:table-cell office:value-type="string" office:value="The boat sank in the river.">
            <text:p>The boat sank in the rive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燃える">
            <text:p>燃える</text:p>
          </table:table-cell>
          <table:table-cell office:value-type="string" office:value="もえる">
            <text:p>もえる</text:p>
          </table:table-cell>
          <table:table-cell office:value-type="string" office:value="burn, catch on fire">
            <text:p>burn, catch on fir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山が燃えています。">
            <text:p>山が燃えています。</text:p>
          </table:table-cell>
          <table:table-cell office:value-type="string" office:value="やま が もえて います。">
            <text:p>やま が もえて います。</text:p>
          </table:table-cell>
          <table:table-cell office:value-type="string" office:value="The mountain's on fire.">
            <text:p>The mountain's on fire.</text:p>
          </table:table-cell>
          <table:table-cell office:value-type="string" office:value="庭で何かが燃えています。">
            <text:p>庭で何かが燃えています。</text:p>
          </table:table-cell>
          <table:table-cell office:value-type="string" office:value="にわ で なに か が もえて います。">
            <text:p>にわ で なに か が もえて います。</text:p>
          </table:table-cell>
          <table:table-cell office:value-type="string" office:value="Something is burning in the yard.">
            <text:p>Something is burning in the yar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巻く">
            <text:p>巻く</text:p>
          </table:table-cell>
          <table:table-cell office:value-type="string" office:value="まく">
            <text:p>まく</text:p>
          </table:table-cell>
          <table:table-cell office:value-type="string" office:value="roll up, wrap">
            <text:p>roll up, wra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頭にタオルを巻いていた。">
            <text:p>彼は頭にタオルを巻いていた。</text:p>
          </table:table-cell>
          <table:table-cell office:value-type="string" office:value="かれ は あたま に タオル を まいて いた。">
            <text:p>かれ は あたま に タオル を まいて いた。</text:p>
          </table:table-cell>
          <table:table-cell office:value-type="string" office:value="He had a towel tied around his head.">
            <text:p>He had a towel tied around his head.</text:p>
          </table:table-cell>
          <table:table-cell office:value-type="string" office:value="彼女は今日、髪をきれいに巻いています。">
            <text:p>彼女は今日、髪をきれいに巻いています。</text:p>
          </table:table-cell>
          <table:table-cell office:value-type="string" office:value="かのじょ は きょう、かみ を きれい に まいて います。">
            <text:p>かのじょ は きょう、かみ を きれい に まいて います。</text:p>
          </table:table-cell>
          <table:table-cell office:value-type="string" office:value="She curled her hair neatly today.">
            <text:p>She curled her hair neatly toda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プラスチック">
            <text:p>プラスチック</text:p>
          </table:table-cell>
          <table:table-cell office:value-type="string" office:value="プラスチック">
            <text:p>プラスチック</text:p>
          </table:table-cell>
          <table:table-cell office:value-type="string" office:value="plastic">
            <text:p>plastic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カップはプラスチックです。">
            <text:p>このカップはプラスチックです。</text:p>
          </table:table-cell>
          <table:table-cell office:value-type="string" office:value="この カップ は プラスチック です。">
            <text:p>この カップ は プラスチック です。</text:p>
          </table:table-cell>
          <table:table-cell office:value-type="string" office:value="This cup is plastic.">
            <text:p>This cup is plastic.</text:p>
          </table:table-cell>
          <table:table-cell office:value-type="string" office:value="パーティーのためにプラスチックのスプーンとフォークを買いました。">
            <text:p>パーティーのためにプラスチックのスプーンとフォークを買いました。</text:p>
          </table:table-cell>
          <table:table-cell office:value-type="string" office:value="パーティー の ため に プラスチック の スプーン と フォーク を かいました。">
            <text:p>パーティー の ため に プラスチック の スプーン と フォーク を かいました。</text:p>
          </table:table-cell>
          <table:table-cell office:value-type="string" office:value="For the party we bought plastic spoons and forks.">
            <text:p>For the party we bought plastic spoons and fork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訪れる">
            <text:p>訪れる</text:p>
          </table:table-cell>
          <table:table-cell office:value-type="string" office:value="おとずれる">
            <text:p>おとずれる</text:p>
          </table:table-cell>
          <table:table-cell office:value-type="string" office:value="go and visit (place)">
            <text:p>go and visit (plac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夏に京都を訪れました。">
            <text:p>私は夏に京都を訪れました。</text:p>
          </table:table-cell>
          <table:table-cell office:value-type="string" office:value="わたし は なつ に きょうと を おとずれました。">
            <text:p>わたし は なつ に きょうと を おとずれました。</text:p>
          </table:table-cell>
          <table:table-cell office:value-type="string" office:value="I went to and visited Kyoto this summer.">
            <text:p>I went to and visited Kyoto this summer.</text:p>
          </table:table-cell>
          <table:table-cell office:value-type="string" office:value="年間5万人がここを訪れます。">
            <text:p>年間5万人がここを訪れます。</text:p>
          </table:table-cell>
          <table:table-cell office:value-type="string" office:value="ねんかん 5 まん にん が ここ を おとずれます。">
            <text:p>ねんかん 5 まん にん が ここ を おとずれます。</text:p>
          </table:table-cell>
          <table:table-cell office:value-type="string" office:value="This place gets 50,000 visitors a year.">
            <text:p>This place gets 50,000 visitors a yea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破る">
            <text:p>破る</text:p>
          </table:table-cell>
          <table:table-cell office:value-type="string" office:value="やぶる">
            <text:p>やぶる</text:p>
          </table:table-cell>
          <table:table-cell office:value-type="string" office:value="tear, breach">
            <text:p>tear, brea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約束を破った。">
            <text:p>彼は約束を破った。</text:p>
          </table:table-cell>
          <table:table-cell office:value-type="string" office:value="かれ は やくそく を やぶった。">
            <text:p>かれ は やくそく を やぶった。</text:p>
          </table:table-cell>
          <table:table-cell office:value-type="string" office:value="He broke his promise.">
            <text:p>He broke his promise.</text:p>
          </table:table-cell>
          <table:table-cell office:value-type="string" office:value="その男の子は、学校からの手紙を破って捨てました。">
            <text:p>その男の子は、学校からの手紙を破って捨てました。</text:p>
          </table:table-cell>
          <table:table-cell office:value-type="string" office:value="その おとこ の こ は、がっこう から の てがみ を やぶって すてました。">
            <text:p>その おとこ の こ は、がっこう から の てがみ を やぶって すてました。</text:p>
          </table:table-cell>
          <table:table-cell office:value-type="string" office:value="That boy tore up the letter from his school and threw it away.">
            <text:p>That boy tore up the letter from his school and threw it awa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関係">
            <text:p>関係</text:p>
          </table:table-cell>
          <table:table-cell office:value-type="string" office:value="かんけい">
            <text:p>かんけい</text:p>
          </table:table-cell>
          <table:table-cell office:value-type="string" office:value="relation, relationship">
            <text:p>relation, relationshi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その事件に関係がない。">
            <text:p>彼はその事件に関係がない。</text:p>
          </table:table-cell>
          <table:table-cell office:value-type="string" office:value="かれ は その じけん に かんけい が ない。">
            <text:p>かれ は その じけん に かんけい が ない。</text:p>
          </table:table-cell>
          <table:table-cell office:value-type="string" office:value="He has nothing to do with that incident.">
            <text:p>He has nothing to do with that incident.</text:p>
          </table:table-cell>
          <table:table-cell office:value-type="string" office:value="私と彼は親しい関係にあります。">
            <text:p>私と彼は親しい関係にあります。</text:p>
          </table:table-cell>
          <table:table-cell office:value-type="string" office:value="わたし と かれ は したしい かんけい に あります。">
            <text:p>わたし と かれ は したしい かんけい に あります。</text:p>
          </table:table-cell>
          <table:table-cell office:value-type="string" office:value="He and I have a close relationship.">
            <text:p>He and I have a close relationship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不幸">
            <text:p>不幸</text:p>
          </table:table-cell>
          <table:table-cell office:value-type="string" office:value="ふこう">
            <text:p>ふこう</text:p>
          </table:table-cell>
          <table:table-cell office:value-type="string" office:value="unhappiness, misfortune">
            <text:p>unhappiness, misfortun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の家族に不幸があった。">
            <text:p>彼女の家族に不幸があった。</text:p>
          </table:table-cell>
          <table:table-cell office:value-type="string" office:value="かのじょ の かぞく に ふこう が あった。">
            <text:p>かのじょ の かぞく に ふこう が あった。</text:p>
          </table:table-cell>
          <table:table-cell office:value-type="string" office:value="A misfortune befell her family.">
            <text:p>A misfortune befell her family.</text:p>
          </table:table-cell>
          <table:table-cell office:value-type="string" office:value="彼女は自分が不幸だと思っています。">
            <text:p>彼女は自分が不幸だと思っています。</text:p>
          </table:table-cell>
          <table:table-cell office:value-type="string" office:value="かのじょ は じぶん が ふこう だ と おもって います。">
            <text:p>かのじょ は じぶん が ふこう だ と おもって います。</text:p>
          </table:table-cell>
          <table:table-cell office:value-type="string" office:value="She thinks she is unfortunate.">
            <text:p>She thinks she is unfortunat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録音">
            <text:p>録音</text:p>
          </table:table-cell>
          <table:table-cell office:value-type="string" office:value="ろくおん">
            <text:p>ろくおん</text:p>
          </table:table-cell>
          <table:table-cell office:value-type="string" office:value="(sound) recording">
            <text:p>(sound) record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ラジオ番組はもう録音しました。">
            <text:p>そのラジオ番組はもう録音しました。</text:p>
          </table:table-cell>
          <table:table-cell office:value-type="string" office:value="その ラジオ ばんぐみ は もう ろくおん しました。">
            <text:p>その ラジオ ばんぐみ は もう ろくおん しました。</text:p>
          </table:table-cell>
          <table:table-cell office:value-type="string" office:value="I've already recorded that radio show.">
            <text:p>I've already recorded that radio show.</text:p>
          </table:table-cell>
          <table:table-cell office:value-type="string" office:value="日本人の友達に日本語の文章を録音してもらいました。">
            <text:p>日本人の友達に日本語の文章を録音してもらいました。</text:p>
          </table:table-cell>
          <table:table-cell office:value-type="string" office:value="にほん じん の ともだち に にほん ご の ぶんしょう を ろくおん して もらいました。">
            <text:p>にほん じん の ともだち に にほん ご の ぶんしょう を ろくおん して もらいました。</text:p>
          </table:table-cell>
          <table:table-cell office:value-type="string" office:value="I had my Japanese friend record Japanese sentences.">
            <text:p>I had my Japanese friend record Japanese sentence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録音">
            <text:p>録音</text:p>
          </table:table-cell>
          <table:table-cell office:value-type="string" office:value="ろくおん">
            <text:p>ろくおん</text:p>
          </table:table-cell>
          <table:table-cell office:value-type="string" office:value="(sound) recording">
            <text:p>(sound) record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ラジオ番組はもう録音しました。">
            <text:p>そのラジオ番組はもう録音しました。</text:p>
          </table:table-cell>
          <table:table-cell office:value-type="string" office:value="その ラジオ ばんぐみ は もう ろくおん しました。">
            <text:p>その ラジオ ばんぐみ は もう ろくおん しました。</text:p>
          </table:table-cell>
          <table:table-cell office:value-type="string" office:value="I've already recorded that radio show.">
            <text:p>I've already recorded that radio show.</text:p>
          </table:table-cell>
          <table:table-cell office:value-type="string" office:value="日本人の友達に日本語の文章を録音してもらいました。">
            <text:p>日本人の友達に日本語の文章を録音してもらいました。</text:p>
          </table:table-cell>
          <table:table-cell office:value-type="string" office:value="にほん じん の ともだち に にほん ご の ぶんしょう を ろくおん して もらいました。">
            <text:p>にほん じん の ともだち に にほん ご の ぶんしょう を ろくおん して もらいました。</text:p>
          </table:table-cell>
          <table:table-cell office:value-type="string" office:value="I had my Japanese friend record Japanese sentences.">
            <text:p>I had my Japanese friend record Japanese sentence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